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family-monospace" svg:font-family="'var font-family-monospace'"/>
  </office:font-face-decls>
  <office:automatic-styles>
    <style:style style:name="P1" style:family="paragraph" style:parent-style-name="Standard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c9211e" loext:opacity="100%" fo:font-size="20pt" fo:font-weight="bold" officeooo:rsid="00181419" officeooo:paragraph-rsid="00181419" style:font-size-asian="20pt" style:font-weight-asian="bold" style:font-size-complex="20pt" style:font-weight-complex="bold"/>
    </style:style>
    <style:style style:name="P3" style:family="paragraph" style:parent-style-name="Text_20_body">
      <style:text-properties fo:color="#c9211e" loext:opacity="100%" fo:font-size="20pt" fo:font-weight="bold" officeooo:paragraph-rsid="00982548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c9211e" loext:opacity="100%" fo:font-size="20pt" fo:font-style="normal" fo:font-weight="bold" officeooo:paragraph-rsid="006f0c25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0e5027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81419" officeooo:paragraph-rsid="00181419" style:font-size-asian="14pt" style:font-weight-asian="bold" style:font-size-complex="14pt" style:font-weight-complex="bold"/>
    </style:style>
    <style:style style:name="P8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9" style:family="paragraph" style:parent-style-name="Standard">
      <style:text-properties fo:color="#d4d4d4" loext:opacity="100%" style:font-name="Droid Sans Mono" fo:font-size="10.5pt" fo:font-weight="normal" officeooo:rsid="00113808" officeooo:paragraph-rsid="00113808" fo:background-color="#1e1e1e"/>
    </style:style>
    <style:style style:name="P10" style:family="paragraph" style:parent-style-name="Standard">
      <style:text-properties fo:color="#d4d4d4" loext:opacity="100%" style:font-name="Droid Sans Mono" fo:font-size="10.5pt" fo:font-weight="normal" officeooo:rsid="00181419" officeooo:paragraph-rsid="00181419" fo:background-color="#1e1e1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1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rsid="0074b0e6" officeooo:paragraph-rsid="0074b0e6" fo:background-color="#1f1f1f"/>
    </style:style>
    <style:style style:name="P13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14" style:family="paragraph" style:parent-style-name="Standard">
      <style:text-properties fo:color="#569cd6" loext:opacity="100%" style:font-name="Droid Sans Mono" fo:font-size="10.5pt" fo:font-weight="normal" officeooo:rsid="00113808" officeooo:paragraph-rsid="00113808" fo:background-color="#1e1e1e"/>
    </style:style>
    <style:style style:name="P15" style:family="paragraph" style:parent-style-name="Standard">
      <style:text-properties fo:color="#569cd6" loext:opacity="100%" style:font-name="Droid Sans Mono" fo:font-size="10.5pt" fo:font-weight="normal" fo:background-color="#1f1f1f" style:font-size-asian="12pt" style:font-size-complex="12pt"/>
    </style:style>
    <style:style style:name="P16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f1f1f"/>
    </style:style>
    <style:style style:name="P17" style:family="paragraph" style:parent-style-name="Standard">
      <style:text-properties fo:color="#569cd6" loext:opacity="100%" style:font-name="Droid Sans Mono" fo:font-size="10.5pt" fo:font-weight="normal" officeooo:rsid="00728bfa" officeooo:paragraph-rsid="0074b0e6" fo:background-color="#1f1f1f"/>
    </style:style>
    <style:style style:name="P18" style:family="paragraph" style:parent-style-name="Standard">
      <style:text-properties fo:color="#569cd6" loext:opacity="100%" style:font-name="Droid Sans Mono" fo:font-size="10.5pt" fo:font-style="normal" fo:font-weight="normal" officeooo:rsid="006b6818" officeooo:paragraph-rsid="006b6818" fo:background-color="#1f1f1f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569cd6" loext:opacity="100%" style:font-name="Droid Sans Mono" fo:font-size="10.5pt" fo:font-style="normal" fo:font-weight="normal" officeooo:rsid="008ef4ad" officeooo:paragraph-rsid="008ef4ad" fo:background-color="#1f1f1f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21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22" style:family="paragraph" style:parent-style-name="Standard">
      <style:text-properties fo:color="#6a9955" loext:opacity="100%" style:font-name="Droid Sans Mono" fo:font-size="10.5pt" fo:font-style="normal" fo:font-weight="normal" officeooo:rsid="00553c52" officeooo:paragraph-rsid="0052587c" fo:background-color="#1f1f1f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color="#6a9955" loext:opacity="100%" style:font-name="Droid Sans Mono" fo:font-size="10.5pt" fo:font-style="normal" fo:font-weight="normal" officeooo:rsid="00982548" officeooo:paragraph-rsid="00982548" fo:background-color="#1f1f1f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color="#6a9955" loext:opacity="100%" style:font-name="Droid Sans Mono" fo:font-size="10.5pt" fo:font-style="normal" fo:font-weight="normal" officeooo:rsid="009f271c" officeooo:paragraph-rsid="009f271c" fo:background-color="#1f1f1f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color="#6a9955" loext:opacity="100%" style:font-name="Droid Sans Mono" fo:font-size="10.5pt" fo:font-style="normal" fo:font-weight="normal" officeooo:rsid="00a78f11" officeooo:paragraph-rsid="00a78f11" fo:background-color="#1f1f1f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style:line-height-at-least="0.503cm"/>
    </style:style>
    <style:style style:name="P27" style:family="paragraph" style:parent-style-name="Standard">
      <style:paragraph-properties fo:margin-top="0cm" fo:margin-bottom="0.499cm" style:contextual-spacing="false" style:line-height-at-least="0.503cm"/>
    </style:style>
    <style:style style:name="P28" style:family="paragraph" style:parent-style-name="Preformatted_20_Text">
      <style:text-properties officeooo:rsid="00113808" officeooo:paragraph-rsid="00113808"/>
    </style:style>
    <style:style style:name="P29" style:family="paragraph" style:parent-style-name="Standard">
      <style:text-properties officeooo:rsid="00113808" officeooo:paragraph-rsid="00113808"/>
    </style:style>
    <style:style style:name="P30" style:family="paragraph" style:parent-style-name="Standard">
      <style:text-properties officeooo:paragraph-rsid="000e5027"/>
    </style:style>
    <style:style style:name="P31" style:family="paragraph" style:parent-style-name="Standard">
      <style:text-properties fo:font-size="12pt" fo:font-weight="normal" officeooo:rsid="00181419" officeooo:paragraph-rsid="00181419" style:font-size-asian="10.5pt" style:font-weight-asian="normal" style:font-size-complex="12pt" style:font-weight-complex="normal"/>
    </style:style>
    <style:style style:name="P32" style:family="paragraph" style:parent-style-name="Text_20_body">
      <style:text-properties fo:font-size="12pt" fo:font-weight="normal" officeooo:rsid="00488d32" officeooo:paragraph-rsid="00488d32" style:font-size-asian="10.5pt" style:font-weight-asian="normal" style:font-size-complex="12pt" style:font-weight-complex="normal"/>
    </style:style>
    <style:style style:name="P33" style:family="paragraph" style:parent-style-name="Text_20_body">
      <style:text-properties fo:font-size="12pt" fo:font-weight="normal" officeooo:rsid="0052587c" officeooo:paragraph-rsid="0052587c" style:font-size-asian="10.5pt" style:font-weight-asian="normal" style:font-size-complex="12pt" style:font-weight-complex="normal"/>
    </style:style>
    <style:style style:name="P34" style:family="paragraph" style:parent-style-name="Text_20_body">
      <style:text-properties fo:font-size="12pt" fo:font-weight="normal" officeooo:rsid="0058d391" officeooo:paragraph-rsid="0058d391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paragraph-rsid="0084685d"/>
    </style:style>
    <style:style style:name="P36" style:family="paragraph" style:parent-style-name="Text_20_body">
      <style:text-properties fo:font-size="12pt" fo:font-weight="normal" officeooo:paragraph-rsid="008ef4ad"/>
    </style:style>
    <style:style style:name="P37" style:family="paragraph" style:parent-style-name="Standard">
      <style:text-properties fo:font-size="12pt" fo:font-weight="bold" officeooo:rsid="00181419" officeooo:paragraph-rsid="00181419" style:font-size-asian="10.5pt" style:font-weight-asian="bold" style:font-size-complex="12pt" style:font-weight-complex="bold"/>
    </style:style>
    <style:style style:name="P38" style:family="paragraph" style:parent-style-name="Text_20_body">
      <style:text-properties fo:font-size="12pt" style:font-size-asian="12pt" style:font-size-complex="12pt"/>
    </style:style>
    <style:style style:name="P39" style:family="paragraph" style:parent-style-name="Text_20_body">
      <style:text-properties fo:font-size="12pt" fo:font-style="normal" officeooo:rsid="003dc6c9" officeooo:paragraph-rsid="0043999f" style:font-size-asian="12pt" style:font-style-asian="normal" style:font-size-complex="12pt" style:font-style-complex="normal"/>
    </style:style>
    <style:style style:name="P40" style:family="paragraph" style:parent-style-name="Text_20_body">
      <style:text-properties fo:font-size="12pt" fo:font-style="normal" fo:font-weight="normal" officeooo:rsid="004ad7a2" officeooo:paragraph-rsid="00488d32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text-properties fo:font-size="12pt" fo:font-style="normal" fo:font-weight="normal" officeooo:rsid="0050d8f5" officeooo:paragraph-rsid="00488d32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text-properties fo:font-size="12pt" fo:font-style="normal" fo:font-weight="normal" officeooo:rsid="00553c52" officeooo:paragraph-rsid="0052587c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text-properties fo:font-size="12pt" fo:font-style="normal" fo:font-weight="normal" officeooo:rsid="0060d818" officeooo:paragraph-rsid="0058d391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>
      <style:text-properties fo:font-size="12pt" fo:font-style="normal" fo:font-weight="normal" officeooo:rsid="006b6818" officeooo:paragraph-rsid="006b6818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font-size="12pt" fo:font-style="normal" fo:font-weight="normal" officeooo:rsid="0084685d" officeooo:paragraph-rsid="0084685d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font-size="12pt" fo:font-style="normal" fo:font-weight="normal" officeooo:rsid="008ef4ad" officeooo:paragraph-rsid="008ef4ad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">
      <style:text-properties fo:font-size="12pt" fo:font-style="normal" fo:font-weight="normal" officeooo:rsid="008ef4ad" officeooo:paragraph-rsid="008ef4ad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font-size="12pt" fo:font-style="normal" fo:font-weight="normal" officeooo:rsid="009f271c" officeooo:paragraph-rsid="009f271c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font-size="12pt" fo:font-style="normal" fo:font-weight="normal" officeooo:rsid="00a78f11" officeooo:paragraph-rsid="00a78f11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Text_20_body">
      <style:text-properties fo:font-size="12pt" fo:font-style="normal" fo:font-weight="normal" officeooo:rsid="00a78f11" officeooo:paragraph-rsid="00a78f11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Text_20_body">
      <style:text-properties fo:font-size="12pt" fo:font-style="normal" fo:font-weight="normal" officeooo:rsid="00982548" officeooo:paragraph-rsid="00982548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Text_20_body">
      <style:text-properties fo:font-size="12pt" fo:font-style="normal" fo:font-weight="normal" officeooo:rsid="00ad2c15" officeooo:paragraph-rsid="00ad2c15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Heading_20_1">
      <style:text-properties fo:color="#0d161b" loext:opacity="100%" fo:font-size="14pt" fo:font-weight="bold" officeooo:rsid="00181419" officeooo:paragraph-rsid="00181419" style:font-size-asian="12.25pt" style:font-weight-asian="bold" style:font-size-complex="14pt" style:font-weight-complex="bold"/>
    </style:style>
    <style:style style:name="P54" style:family="paragraph" style:parent-style-name="Preformatted_20_Text">
      <style:paragraph-properties fo:margin-left="0cm" fo:margin-right="0cm" fo:margin-top="0cm" fo:margin-bottom="0cm" style:contextual-spacing="false" fo:line-height="180%" fo:orphans="2" fo:widows="2" fo:text-indent="0cm" style:auto-text-indent="false" fo:padding="0cm" fo:border="none"/>
    </style:style>
    <style:style style:name="P55" style:family="paragraph" style:parent-style-name="Heading_20_1">
      <style:text-properties fo:font-size="16pt" style:font-size-asian="16pt" style:font-size-complex="16pt"/>
    </style:style>
    <style:style style:name="P56" style:family="paragraph" style:parent-style-name="Heading_20_1">
      <style:text-properties fo:font-size="16pt" officeooo:rsid="0073738c" officeooo:paragraph-rsid="0073738c" style:font-size-asian="16pt" style:font-size-complex="16pt"/>
    </style:style>
    <style:style style:name="P57" style:family="paragraph" style:parent-style-name="Heading_20_1">
      <style:text-properties fo:font-size="16pt" fo:font-style="normal" officeooo:rsid="003dc6c9" style:font-size-asian="16pt" style:font-style-asian="normal" style:font-size-complex="16pt" style:font-style-complex="normal"/>
    </style:style>
    <style:style style:name="P58" style:family="paragraph" style:parent-style-name="Text_20_body">
      <style:text-properties fo:font-size="16pt" fo:font-style="normal" fo:font-weight="bold" officeooo:rsid="003dc6c9" officeooo:paragraph-rsid="0043999f" style:font-size-asian="16pt" style:font-style-asian="normal" style:font-weight-asian="bold" style:font-size-complex="16pt" style:font-style-complex="normal" style:font-weight-complex="bold"/>
    </style:style>
    <style:style style:name="P59" style:family="paragraph" style:parent-style-name="Text_20_body">
      <style:text-properties fo:font-size="16pt" fo:font-style="normal" fo:font-weight="bold" officeooo:rsid="004ad7a2" officeooo:paragraph-rsid="00488d32" style:font-size-asian="16pt" style:font-style-asian="normal" style:font-weight-asian="bold" style:font-size-complex="16pt" style:font-style-complex="normal" style:font-weight-complex="bold"/>
    </style:style>
    <style:style style:name="P60" style:family="paragraph" style:parent-style-name="Text_20_body">
      <style:text-properties fo:font-size="16pt" fo:font-style="normal" fo:font-weight="bold" officeooo:rsid="0050d8f5" officeooo:paragraph-rsid="00488d32" style:font-size-asian="16pt" style:font-style-asian="normal" style:font-weight-asian="bold" style:font-size-complex="16pt" style:font-style-complex="normal" style:font-weight-complex="bold"/>
    </style:style>
    <style:style style:name="P61" style:family="paragraph" style:parent-style-name="Text_20_body">
      <style:text-properties fo:font-size="16pt" fo:font-style="normal" fo:font-weight="bold" officeooo:rsid="00553c52" officeooo:paragraph-rsid="0052587c" style:font-size-asian="16pt" style:font-style-asian="normal" style:font-weight-asian="bold" style:font-size-complex="16pt" style:font-style-complex="normal" style:font-weight-complex="bold"/>
    </style:style>
    <style:style style:name="P62" style:family="paragraph" style:parent-style-name="Text_20_body">
      <style:text-properties fo:font-size="16pt" fo:font-style="normal" fo:font-weight="bold" officeooo:rsid="0060d818" officeooo:paragraph-rsid="0058d391" style:font-size-asian="16pt" style:font-style-asian="normal" style:font-weight-asian="bold" style:font-size-complex="16pt" style:font-style-complex="normal" style:font-weight-complex="bold"/>
    </style:style>
    <style:style style:name="P63" style:family="paragraph" style:parent-style-name="Text_20_body">
      <style:text-properties fo:font-size="16pt" fo:font-style="normal" fo:font-weight="bold" officeooo:rsid="006b6818" officeooo:paragraph-rsid="006b6818" style:font-size-asian="16pt" style:font-style-asian="normal" style:font-weight-asian="bold" style:font-size-complex="16pt" style:font-style-complex="normal" style:font-weight-complex="bold"/>
    </style:style>
    <style:style style:name="P64" style:family="paragraph" style:parent-style-name="Standard">
      <style:text-properties fo:font-size="16pt" fo:font-style="normal" fo:font-weight="bold" officeooo:rsid="0080d450" officeooo:paragraph-rsid="0080d450" style:font-size-asian="16pt" style:font-style-asian="normal" style:font-weight-asian="bold" style:font-size-complex="16pt" style:font-style-complex="normal" style:font-weight-complex="bold"/>
    </style:style>
    <style:style style:name="P65" style:family="paragraph" style:parent-style-name="Standard">
      <style:text-properties fo:font-size="16pt" fo:font-style="normal" fo:font-weight="bold" officeooo:rsid="0084685d" officeooo:paragraph-rsid="0084685d" style:font-size-asian="16pt" style:font-style-asian="normal" style:font-weight-asian="bold" style:font-size-complex="16pt" style:font-style-complex="normal" style:font-weight-complex="bold"/>
    </style:style>
    <style:style style:name="P66" style:family="paragraph" style:parent-style-name="Heading_20_1">
      <style:text-properties fo:font-size="16pt" fo:font-style="normal" fo:font-weight="bold" officeooo:rsid="008ef4ad" officeooo:paragraph-rsid="008ef4ad" style:font-size-asian="16pt" style:font-style-asian="normal" style:font-weight-asian="bold" style:font-size-complex="16pt" style:font-style-complex="normal" style:font-weight-complex="bold"/>
    </style:style>
    <style:style style:name="P67" style:family="paragraph" style:parent-style-name="Standard">
      <style:text-properties fo:font-size="16pt" fo:font-style="normal" fo:font-weight="bold" officeooo:rsid="008ef4ad" officeooo:paragraph-rsid="008ef4ad" style:font-size-asian="16pt" style:font-style-asian="normal" style:font-weight-asian="bold" style:font-size-complex="16pt" style:font-style-complex="normal" style:font-weight-complex="bold"/>
    </style:style>
    <style:style style:name="P68" style:family="paragraph" style:parent-style-name="Heading_20_1">
      <style:text-properties fo:font-size="16pt" fo:font-style="normal" fo:font-weight="bold" officeooo:rsid="00982548" officeooo:paragraph-rsid="00982548" style:font-size-asian="16pt" style:font-style-asian="normal" style:font-weight-asian="bold" style:font-size-complex="16pt" style:font-style-complex="normal" style:font-weight-complex="bold"/>
    </style:style>
    <style:style style:name="P69" style:family="paragraph" style:parent-style-name="Heading_20_1">
      <style:text-properties fo:font-size="16pt" fo:font-style="normal" fo:font-weight="bold" officeooo:rsid="009f271c" officeooo:paragraph-rsid="009f271c" style:font-size-asian="16pt" style:font-style-asian="normal" style:font-weight-asian="bold" style:font-size-complex="16pt" style:font-style-complex="normal" style:font-weight-complex="bold"/>
    </style:style>
    <style:style style:name="P70" style:family="paragraph" style:parent-style-name="Heading_20_1">
      <style:text-properties fo:font-size="16pt" fo:font-style="normal" fo:font-weight="bold" officeooo:rsid="00a78f11" officeooo:paragraph-rsid="00a78f11" style:font-size-asian="16pt" style:font-style-asian="normal" style:font-weight-asian="bold" style:font-size-complex="16pt" style:font-style-complex="normal" style:font-weight-complex="bold"/>
    </style:style>
    <style:style style:name="P71" style:family="paragraph" style:parent-style-name="Heading_20_1">
      <style:text-properties fo:font-size="16pt" fo:font-style="normal" fo:font-weight="bold" officeooo:rsid="00ad2c15" officeooo:paragraph-rsid="00ad2c15" style:font-size-asian="16pt" style:font-style-asian="normal" style:font-weight-asian="bold" style:font-size-complex="16pt" style:font-style-complex="normal" style:font-weight-complex="bold"/>
    </style:style>
    <style:style style:name="P72" style:family="paragraph" style:parent-style-name="Text_20_body">
      <style:text-properties fo:font-size="16pt" fo:font-weight="bold" officeooo:rsid="00488d32" officeooo:paragraph-rsid="00488d32" style:font-size-asian="16pt" style:font-weight-asian="bold" style:font-size-complex="16pt" style:font-weight-complex="bold"/>
    </style:style>
    <style:style style:name="P73" style:family="paragraph" style:parent-style-name="Standard">
      <style:text-properties fo:font-size="16pt" fo:font-weight="bold" officeooo:rsid="006f0c25" officeooo:paragraph-rsid="006f0c25" style:font-size-asian="16pt" style:font-weight-asian="bold" style:font-size-complex="16pt" style:font-weight-complex="bold"/>
    </style:style>
    <style:style style:name="P74" style:family="paragraph" style:parent-style-name="Heading_20_1">
      <style:text-properties fo:font-size="16pt" fo:font-weight="bold" officeooo:rsid="00728bfa" officeooo:paragraph-rsid="0074b0e6" style:font-size-asian="16pt" style:font-weight-asian="bold" style:font-size-complex="16pt" style:font-weight-complex="bold"/>
    </style:style>
    <style:style style:name="P75" style:family="paragraph" style:parent-style-name="Standard">
      <style:text-properties fo:font-size="16pt" fo:font-weight="bold" officeooo:rsid="00728bfa" officeooo:paragraph-rsid="0074b0e6" style:font-size-asian="16pt" style:font-weight-asian="bold" style:font-size-complex="16pt" style:font-weight-complex="bold"/>
    </style:style>
    <style:style style:name="P76" style:family="paragraph" style:parent-style-name="Standard">
      <style:text-properties fo:font-size="16pt" fo:font-weight="bold" officeooo:rsid="007dd2c9" officeooo:paragraph-rsid="007dd2c9" style:font-size-asian="16pt" style:font-weight-asian="bold" style:font-size-complex="16pt" style:font-weight-complex="bold"/>
    </style:style>
    <style:style style:name="P7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78" style:family="paragraph" style:parent-style-name="Standard">
      <style:text-properties fo:color="#cccccc" loext:opacity="100%" style:font-name="Droid Sans Mono" fo:font-size="10.5pt" fo:font-weight="normal" fo:background-color="#1f1f1f" style:font-size-asian="12pt" style:font-size-complex="12pt"/>
    </style:style>
    <style:style style:name="P79" style:family="paragraph" style:parent-style-name="Standard">
      <style:text-properties fo:color="#cccccc" loext:opacity="100%" style:font-name="Droid Sans Mono" fo:font-size="10.5pt" fo:font-weight="normal" officeooo:rsid="0041edce" officeooo:paragraph-rsid="0043999f" fo:background-color="#1f1f1f"/>
    </style:style>
    <style:style style:name="P80" style:family="paragraph" style:parent-style-name="Standard">
      <style:text-properties fo:color="#cccccc" loext:opacity="100%" style:font-name="Droid Sans Mono" fo:font-size="10.5pt" fo:font-weight="normal" officeooo:rsid="00488d32" officeooo:paragraph-rsid="00488d32" fo:background-color="#1f1f1f" style:font-size-asian="16pt" style:font-weight-asian="bold" style:font-size-complex="16pt" style:font-weight-complex="bold"/>
    </style:style>
    <style:style style:name="P81" style:family="paragraph" style:parent-style-name="Standard">
      <style:text-properties fo:color="#cccccc" loext:opacity="100%" style:font-name="Droid Sans Mono" fo:font-size="10.5pt" fo:font-weight="normal" officeooo:rsid="00488d32" officeooo:paragraph-rsid="00488d32" fo:background-color="#1f1f1f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color="#cccccc" loext:opacity="100%" style:font-name="Droid Sans Mono" fo:font-size="10.5pt" fo:font-weight="normal" officeooo:rsid="00728bfa" officeooo:paragraph-rsid="00728bfa" fo:background-color="#1f1f1f"/>
    </style:style>
    <style:style style:name="P83" style:family="paragraph" style:parent-style-name="Standard">
      <style:text-properties fo:color="#cccccc" loext:opacity="100%" style:font-name="Droid Sans Mono" fo:font-size="10.5pt" fo:font-weight="normal" officeooo:rsid="00728bfa" officeooo:paragraph-rsid="0074b0e6" fo:background-color="#1f1f1f"/>
    </style:style>
    <style:style style:name="P84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74b0e6" officeooo:paragraph-rsid="0074b0e6" fo:background-color="#1f1f1f"/>
    </style:style>
    <style:style style:name="P85" style:family="paragraph" style:parent-style-name="Standard">
      <style:text-properties fo:color="#cccccc" loext:opacity="100%" style:font-name="Droid Sans Mono" fo:font-size="10.5pt" fo:font-weight="normal" officeooo:rsid="0080d450" officeooo:paragraph-rsid="0080d450" fo:background-color="#1f1f1f"/>
    </style:style>
    <style:style style:name="P86" style:family="paragraph" style:parent-style-name="Standard">
      <style:text-properties fo:color="#cccccc" loext:opacity="100%" style:font-name="Droid Sans Mono" fo:font-size="10.5pt" fo:font-weight="normal" officeooo:paragraph-rsid="0084685d" fo:background-color="#1f1f1f"/>
    </style:style>
    <style:style style:name="P87" style:family="paragraph" style:parent-style-name="Standard">
      <style:text-properties fo:color="#cccccc" loext:opacity="100%" style:font-name="Droid Sans Mono" fo:font-size="10.5pt" fo:font-style="normal" fo:font-weight="normal" officeooo:rsid="008ef4ad" officeooo:paragraph-rsid="008ef4ad" fo:background-color="#1f1f1f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text-properties fo:color="#cccccc" loext:opacity="100%" style:font-name="Droid Sans Mono" fo:font-size="10.5pt" fo:font-style="normal" fo:font-weight="normal" officeooo:rsid="009f271c" officeooo:paragraph-rsid="009f271c" fo:background-color="#1f1f1f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text-properties fo:color="#cccccc" loext:opacity="100%" style:font-name="Droid Sans Mono" fo:font-size="10.5pt" fo:font-style="normal" fo:font-weight="normal" officeooo:rsid="00a78f11" officeooo:paragraph-rsid="00a78f11" fo:background-color="#1f1f1f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text-properties fo:color="#cccccc" loext:opacity="100%" style:font-name="Droid Sans Mono" fo:font-size="10.5pt" fo:font-style="normal" fo:font-weight="normal" officeooo:rsid="00ad2c15" officeooo:paragraph-rsid="00ad2c15" fo:background-color="#1f1f1f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Text_20_body">
      <style:text-properties officeooo:rsid="0041edce"/>
    </style:style>
    <style:style style:name="P92" style:family="paragraph" style:parent-style-name="Text_20_body">
      <style:text-properties officeooo:rsid="0041edce" officeooo:paragraph-rsid="0043999f"/>
    </style:style>
    <style:style style:name="P93" style:family="paragraph" style:parent-style-name="Standard">
      <style:text-properties officeooo:rsid="00728bfa" officeooo:paragraph-rsid="00728bfa"/>
    </style:style>
    <style:style style:name="P94" style:family="paragraph" style:parent-style-name="Standard">
      <style:text-properties officeooo:rsid="00728bfa" officeooo:paragraph-rsid="0074b0e6"/>
    </style:style>
    <style:style style:name="P95" style:family="paragraph" style:parent-style-name="Standard">
      <style:text-properties officeooo:paragraph-rsid="0073738c"/>
    </style:style>
    <style:style style:name="P96" style:family="paragraph" style:parent-style-name="Standard">
      <style:text-properties officeooo:rsid="0074b0e6" officeooo:paragraph-rsid="0074b0e6"/>
    </style:style>
    <style:style style:name="P97" style:family="paragraph" style:parent-style-name="Standard">
      <style:text-properties officeooo:rsid="0080d450" officeooo:paragraph-rsid="0080d450"/>
    </style:style>
    <style:style style:name="P98" style:family="paragraph" style:parent-style-name="Standard">
      <style:text-properties fo:font-style="normal" officeooo:rsid="0080d450" officeooo:paragraph-rsid="0080d450" style:font-style-asian="normal" style:font-style-complex="normal"/>
    </style:style>
    <style:style style:name="P99" style:family="paragraph" style:parent-style-name="Standard">
      <style:text-properties fo:font-style="normal" officeooo:rsid="0082871f" officeooo:paragraph-rsid="0082871f" style:font-style-asian="normal" style:font-style-complex="normal"/>
    </style:style>
    <style:style style:name="P100" style:family="paragraph" style:parent-style-name="Standard">
      <style:text-properties fo:font-style="normal" officeooo:rsid="0084685d" officeooo:paragraph-rsid="0084685d" style:font-style-asian="normal" style:font-style-complex="normal"/>
    </style:style>
    <style:style style:name="P101" style:family="paragraph" style:parent-style-name="Standard">
      <style:paragraph-properties style:line-height-at-least="0.503cm"/>
      <style:text-properties fo:color="#ce9178" loext:opacity="100%" style:font-name="Droid Sans Mono" fo:font-size="10.5pt" fo:font-weight="normal" fo:background-color="#1f1f1f"/>
    </style:style>
    <style:style style:name="P102" style:family="paragraph" style:parent-style-name="Standard">
      <style:paragraph-properties style:line-height-at-least="0.503cm"/>
      <style:text-properties fo:color="#b5cea8" loext:opacity="100%" style:font-name="Droid Sans Mono" fo:font-size="10.5pt" fo:font-weight="normal" fo:background-color="#1f1f1f"/>
    </style:style>
    <style:style style:name="P10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04" style:family="paragraph" style:parent-style-name="Standard">
      <style:text-properties fo:color="#cccccc" loext:opacity="100%" style:font-name="Droid Sans Mono" fo:font-size="10.5pt" fo:font-style="normal" fo:font-weight="normal" officeooo:rsid="00ad6b87" officeooo:paragraph-rsid="00ad6b87" fo:background-color="#1f1f1f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color="#569cd6" loext:opacity="100%" style:font-name="Droid Sans Mono" fo:font-size="10.5pt" fo:font-style="normal" fo:font-weight="normal" officeooo:rsid="00ad6b87" officeooo:paragraph-rsid="00ad6b87" fo:background-color="#1f1f1f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07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108" style:family="paragraph" style:parent-style-name="Standard">
      <style:paragraph-properties style:line-height-at-least="0.503cm"/>
    </style:style>
    <style:style style:name="P109" style:family="paragraph" style:parent-style-name="Text_20_body">
      <style:text-properties fo:font-size="12pt" fo:font-style="normal" fo:font-weight="normal" officeooo:rsid="00ad6b87" officeooo:paragraph-rsid="00ad6b87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0752c"/>
    </style:style>
    <style:style style:name="T2" style:family="text">
      <style:text-properties officeooo:rsid="0004aeae"/>
    </style:style>
    <style:style style:name="T3" style:family="text">
      <style:text-properties officeooo:rsid="000540d5"/>
    </style:style>
    <style:style style:name="T4" style:family="text">
      <style:text-properties officeooo:rsid="00093381"/>
    </style:style>
    <style:style style:name="T5" style:family="text">
      <style:text-properties fo:color="#dcdcaa" loext:opacity="100%"/>
    </style:style>
    <style:style style:name="T6" style:family="text">
      <style:text-properties fo:color="#dcdcaa" loext:opacity="100%" fo:font-style="normal" officeooo:rsid="003dc6c9" style:font-style-asian="normal" style:font-style-complex="normal"/>
    </style:style>
    <style:style style:name="T7" style:family="text">
      <style:text-properties fo:color="#dcdcaa" loext:opacity="100%" fo:font-size="12pt" fo:font-style="normal" officeooo:rsid="003dc6c9" style:font-size-asian="12pt" style:font-style-asian="normal" style:font-size-complex="12pt" style:font-style-complex="normal"/>
    </style:style>
    <style:style style:name="T8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9" style:family="text">
      <style:text-properties fo:color="#dcdcaa" loext:opacity="100%" style:font-name="Droid Sans Mono" fo:font-size="10.5pt" fo:background-color="#1f1f1f" loext:char-shading-value="0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fo:font-style="normal" style:font-style-asian="normal" style:font-style-complex="normal"/>
    </style:style>
    <style:style style:name="T12" style:family="text">
      <style:text-properties fo:color="#569cd6" loext:opacity="100%" fo:font-style="normal" officeooo:rsid="003dc6c9" style:font-style-asian="normal" style:font-style-complex="normal"/>
    </style:style>
    <style:style style:name="T13" style:family="text">
      <style:text-properties fo:color="#569cd6" loext:opacity="100%" fo:font-style="normal" officeooo:rsid="0050d8f5" style:font-style-asian="normal" style:font-style-complex="normal"/>
    </style:style>
    <style:style style:name="T14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5" style:family="text">
      <style:text-properties fo:color="#569cd6" loext:opacity="100%" style:font-name="Droid Sans Mono" fo:font-size="10.5pt" fo:background-color="#1f1f1f" loext:char-shading-value="0"/>
    </style:style>
    <style:style style:name="T16" style:family="text">
      <style:text-properties fo:color="#569cd6" loext:opacity="100%" fo:font-size="12pt" fo:font-style="normal" officeooo:rsid="003dc6c9" style:font-size-asian="12pt" style:font-style-asian="normal" style:font-size-complex="12pt" style:font-style-complex="normal"/>
    </style:style>
    <style:style style:name="T17" style:family="text">
      <style:text-properties fo:color="#569cd6" loext:opacity="100%"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9cdcfe" loext:opacity="100%"/>
    </style:style>
    <style:style style:name="T19" style:family="text">
      <style:text-properties fo:color="#9cdcfe" loext:opacity="100%" fo:font-style="normal" style:font-style-asian="normal" style:font-style-complex="normal"/>
    </style:style>
    <style:style style:name="T20" style:family="text">
      <style:text-properties fo:color="#9cdcfe" loext:opacity="100%" fo:font-style="normal" officeooo:rsid="003dc6c9" style:font-style-asian="normal" style:font-style-complex="normal"/>
    </style:style>
    <style:style style:name="T21" style:family="text">
      <style:text-properties fo:color="#9cdcfe" loext:opacity="100%" fo:font-size="12pt" fo:font-style="normal" officeooo:rsid="003dc6c9" style:font-size-asian="12pt" style:font-style-asian="normal" style:font-size-complex="12pt" style:font-style-complex="normal"/>
    </style:style>
    <style:style style:name="T22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23" style:family="text">
      <style:text-properties fo:color="#9cdcfe" loext:opacity="100%" style:font-name="Droid Sans Mono" fo:font-size="10.5pt" fo:background-color="#1f1f1f" loext:char-shading-value="0"/>
    </style:style>
    <style:style style:name="T24" style:family="text">
      <style:text-properties fo:color="#ce9178" loext:opacity="100%"/>
    </style:style>
    <style:style style:name="T25" style:family="text">
      <style:text-properties fo:color="#ce9178" loext:opacity="100%"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27" style:family="text">
      <style:text-properties fo:color="#d7ba7d" loext:opacity="100%"/>
    </style:style>
    <style:style style:name="T28" style:family="text">
      <style:text-properties fo:color="#c586c0" loext:opacity="100%"/>
    </style:style>
    <style:style style:name="T29" style:family="text">
      <style:text-properties fo:color="#4ec9b0" loext:opacity="100%"/>
    </style:style>
    <style:style style:name="T30" style:family="text">
      <style:text-properties fo:color="#4ec9b0" loext:opacity="100%" fo:font-style="normal" officeooo:rsid="003dc6c9" style:font-style-asian="normal" style:font-style-complex="normal"/>
    </style:style>
    <style:style style:name="T31" style:family="text">
      <style:text-properties fo:color="#4ec9b0" loext:opacity="100%" fo:font-size="12pt" fo:font-style="normal" officeooo:rsid="003dc6c9" style:font-size-asian="12pt" style:font-style-asian="normal" style:font-size-complex="12pt" style:font-style-complex="normal"/>
    </style:style>
    <style:style style:name="T32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33" style:family="text">
      <style:text-properties fo:color="#4ec9b0" loext:opacity="100%" style:font-name="Droid Sans Mono" fo:font-size="10.5pt" fo:background-color="#1f1f1f" loext:char-shading-value="0"/>
    </style:style>
    <style:style style:name="T34" style:family="text">
      <style:text-properties fo:color="#b5cea8" loext:opacity="100%"/>
    </style:style>
    <style:style style:name="T35" style:family="text">
      <style:text-properties officeooo:rsid="000f991a"/>
    </style:style>
    <style:style style:name="T36" style:family="text">
      <style:text-properties officeooo:rsid="001495c5"/>
    </style:style>
    <style:style style:name="T37" style:family="text">
      <style:text-properties officeooo:rsid="001d02f6"/>
    </style:style>
    <style:style style:name="T38" style:family="text">
      <style:text-properties officeooo:rsid="00227b7b"/>
    </style:style>
    <style:style style:name="T39" style:family="text">
      <style:text-properties officeooo:rsid="00255315"/>
    </style:style>
    <style:style style:name="T40" style:family="text">
      <style:text-properties officeooo:rsid="0029a7b7"/>
    </style:style>
    <style:style style:name="T41" style:family="text">
      <style:text-properties fo:font-variant="normal" fo:text-transform="none" style:font-name="var font-family-monospace" fo:font-size="10.5pt" fo:letter-spacing="normal" fo:font-style="normal" fo:font-weight="normal" loext:padding="0cm" loext:border="none"/>
    </style:style>
    <style:style style:name="T42" style:family="text">
      <style:text-properties fo:font-variant="normal" fo:text-transform="none" fo:color="#0d161b" loext:opacity="100%" fo:letter-spacing="normal"/>
    </style:style>
    <style:style style:name="T43" style:family="text">
      <style:text-properties fo:font-variant="normal" fo:text-transform="none" fo:color="#0d161b" loext:opacity="100%" style:font-name="Inter" fo:letter-spacing="normal" fo:font-style="normal" fo:font-weight="bold"/>
    </style:style>
    <style:style style:name="T44" style:family="text">
      <style:text-properties officeooo:rsid="002b5bca"/>
    </style:style>
    <style:style style:name="T45" style:family="text">
      <style:text-properties officeooo:rsid="002efd1d"/>
    </style:style>
    <style:style style:name="T46" style:family="text">
      <style:text-properties officeooo:rsid="00333a8e"/>
    </style:style>
    <style:style style:name="T47" style:family="text">
      <style:text-properties officeooo:rsid="00361edd"/>
    </style:style>
    <style:style style:name="T48" style:family="text">
      <style:text-properties fo:color="#d4d4d4" loext:opacity="100%"/>
    </style:style>
    <style:style style:name="T49" style:family="text">
      <style:text-properties fo:color="#d4d4d4" loext:opacity="100%" fo:font-style="normal" style:font-style-asian="normal" style:font-style-complex="normal"/>
    </style:style>
    <style:style style:name="T50" style:family="text">
      <style:text-properties fo:color="#d4d4d4" loext:opacity="100%" fo:font-style="normal" officeooo:rsid="003dc6c9" style:font-style-asian="normal" style:font-style-complex="normal"/>
    </style:style>
    <style:style style:name="T51" style:family="text">
      <style:text-properties fo:color="#d4d4d4" loext:opacity="100%" fo:font-size="12pt" fo:font-style="normal" officeooo:rsid="003dc6c9" style:font-size-asian="12pt" style:font-style-asian="normal" style:font-size-complex="12pt" style:font-style-complex="normal"/>
    </style:style>
    <style:style style:name="T52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53" style:family="text">
      <style:text-properties fo:color="#d4d4d4" loext:opacity="100%" style:font-name="Droid Sans Mono" fo:font-size="10.5pt" fo:background-color="#1f1f1f" loext:char-shading-value="0"/>
    </style:style>
    <style:style style:name="T54" style:family="text">
      <style:text-properties officeooo:rsid="003dc6c9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3dc6c9" style:font-style-asian="italic" style:font-style-complex="italic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3dc6c9" style:font-style-asian="normal" style:font-style-complex="normal"/>
    </style:style>
    <style:style style:name="T59" style:family="text">
      <style:text-properties fo:font-style="normal" officeooo:rsid="004ad7a2" style:font-style-asian="normal" style:font-style-complex="normal"/>
    </style:style>
    <style:style style:name="T60" style:family="text">
      <style:text-properties fo:font-style="normal" officeooo:rsid="0050d8f5" style:font-style-asian="normal" style:font-style-complex="normal"/>
    </style:style>
    <style:style style:name="T61" style:family="text">
      <style:text-properties fo:font-style="normal" officeooo:rsid="00530fbe" style:font-style-asian="normal" style:font-style-complex="normal"/>
    </style:style>
    <style:style style:name="T62" style:family="text">
      <style:text-properties fo:font-style="normal" officeooo:rsid="0054255d" style:font-style-asian="normal" style:font-style-complex="normal"/>
    </style:style>
    <style:style style:name="T63" style:family="text">
      <style:text-properties fo:font-style="normal" officeooo:rsid="00570a2e" style:font-style-asian="normal" style:font-style-complex="normal"/>
    </style:style>
    <style:style style:name="T64" style:family="text">
      <style:text-properties fo:font-style="normal" officeooo:rsid="005d3e89" style:font-style-asian="normal" style:font-style-complex="normal"/>
    </style:style>
    <style:style style:name="T65" style:family="text">
      <style:text-properties fo:font-style="normal" officeooo:rsid="0060d818" style:font-style-asian="normal" style:font-style-complex="normal"/>
    </style:style>
    <style:style style:name="T66" style:family="text">
      <style:text-properties fo:font-style="normal" officeooo:rsid="00982548" style:font-style-asian="normal" style:font-style-complex="normal"/>
    </style:style>
    <style:style style:name="T67" style:family="text">
      <style:text-properties fo:font-style="normal" officeooo:rsid="0084685d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tyle="normal" officeooo:rsid="008c186c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tyle="normal" officeooo:rsid="008ef4ad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tyle="normal" officeooo:rsid="00977a3c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officeooo:rsid="0041f15e"/>
    </style:style>
    <style:style style:name="T72" style:family="text">
      <style:text-properties officeooo:rsid="0042ba78"/>
    </style:style>
    <style:style style:name="T73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74" style:family="text">
      <style:text-properties officeooo:rsid="0041edce"/>
    </style:style>
    <style:style style:name="T75" style:family="text">
      <style:text-properties fo:font-size="12pt" officeooo:rsid="003dc6c9" style:font-size-asian="12pt" style:font-size-complex="12pt"/>
    </style:style>
    <style:style style:name="T76" style:family="text">
      <style:text-properties fo:font-size="12pt" fo:font-style="italic" officeooo:rsid="003dc6c9" style:font-size-asian="12pt" style:font-style-asian="italic" style:font-size-complex="12pt" style:font-style-complex="italic"/>
    </style:style>
    <style:style style:name="T77" style:family="text">
      <style:text-properties fo:font-size="12pt" fo:font-style="normal" officeooo:rsid="003dc6c9" style:font-size-asian="12pt" style:font-style-asian="normal" style:font-size-complex="12pt" style:font-style-complex="normal"/>
    </style:style>
    <style:style style:name="T78" style:family="text">
      <style:text-properties fo:font-size="12pt" fo:font-style="normal" fo:font-weight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officeooo:rsid="006f0c25"/>
    </style:style>
    <style:style style:name="T81" style:family="text">
      <style:text-properties officeooo:rsid="0073738c"/>
    </style:style>
    <style:style style:name="T82" style:family="text">
      <style:text-properties officeooo:rsid="00789102"/>
    </style:style>
    <style:style style:name="T83" style:family="text">
      <style:text-properties officeooo:rsid="007b0dd4"/>
    </style:style>
    <style:style style:name="T84" style:family="text">
      <style:text-properties officeooo:rsid="0084685d"/>
    </style:style>
    <style:style style:name="T85" style:family="text">
      <style:text-properties officeooo:rsid="0085ad59"/>
    </style:style>
    <style:style style:name="T86" style:family="text">
      <style:text-properties officeooo:rsid="008c186c"/>
    </style:style>
    <style:style style:name="T87" style:family="text">
      <style:text-properties officeooo:rsid="00917ef4"/>
    </style:style>
    <style:style style:name="T88" style:family="text">
      <style:text-properties officeooo:rsid="00977a3c"/>
    </style:style>
    <style:style style:name="T89" style:family="text">
      <style:text-properties officeooo:rsid="009c01fe"/>
    </style:style>
    <style:style style:name="T90" style:family="text">
      <style:text-properties fo:color="#808080" loext:opacity="100%"/>
    </style:style>
    <style:style style:name="T91" style:family="text">
      <style:text-properties officeooo:rsid="00a0f497"/>
    </style:style>
    <style:style style:name="T92" style:family="text">
      <style:text-properties officeooo:rsid="00a578d0"/>
    </style:style>
    <style:style style:name="T93" style:family="text">
      <style:text-properties officeooo:rsid="00a9b682"/>
    </style:style>
    <style:style style:name="T94" style:family="text">
      <style:text-properties officeooo:rsid="00ab7bea"/>
    </style:style>
    <style:style style:name="T95" style:family="text">
      <style:text-properties officeooo:rsid="00ad2c15"/>
    </style:style>
    <style:style style:name="T96" style:family="text">
      <style:text-properties officeooo:rsid="00b32e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hub_pat_11AJTGNGQ02fTakiFEe8aW_2sEW4MaIIedpZjPMiEVuPSaqlryc8KJk1AnMntrKodYBULKJR6V42GJrSaT</text:p>
      <text:p text:style-name="P1"><text:span text:style-name="T3">1-</text:span>A propos de cette formation (15 minutes</text:p>
      <text:p text:style-name="Standard"/>
      <text:p text:style-name="Standard"/>
      <text:p text:style-name="P5"><text:span text:style-name="T1">- </text:span>Ce que l'on va faire ensemble 😊</text:p>
      <text:p text:style-name="Standard"/>
      <text:p text:style-name="Standard">Les fonctionnalités importantes</text:p>
      <text:p text:style-name="Standard"/>
      <text:p text:style-name="Standard">- Catalogue</text:p>
      <text:p text:style-name="Standard">Gestion des produits</text:p>
      <text:p text:style-name="Standard">Gestion des catégories</text:p>
      <text:p text:style-name="Standard"/>
      <text:p text:style-name="Standard">- Utilisateurs </text:p>
      <text:p text:style-name="Standard">Gestion des users</text:p>
      <text:p text:style-name="Standard">Gestion des rôles</text:p>
      <text:p text:style-name="Standard">Authentification</text:p>
      <text:p text:style-name="Standard">Autorisations</text:p>
      <text:p text:style-name="Standard"/>
      <text:p text:style-name="Standard"/>
      <text:p text:style-name="Standard">- Commandes </text:p>
      <text:p text:style-name="Standard">Panier</text:p>
      <text:p text:style-name="Standard">Commande</text:p>
      <text:p text:style-name="Standard">Paiement stripe</text:p>
      <text:p text:style-name="Standard">Emails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2-</text:span>Rafraichissement : le PHP de nos jours (30 minutes)</text:p>
      <text:p text:style-name="P1"/>
      <text:p text:style-name="P5">- L'autoloading (chargement automatique des classes)</text:p>
      <text:p text:style-name="Standard"/>
      <text:p text:style-name="Standard">- <text:span text:style-name="T4">créer un projet MODERN-PHP</text:span></text:p>
      <text:p text:style-name="Standard">- <text:span text:style-name="T4">créer un fichier index,php avec le contenu ⇒</text:span></text:p>
      <text:p text:style-name="P13">&lt;?php</text:p>
      <text:p text:style-name="P26"/>
      <text:p text:style-name="P8"><text:span text:style-name="T5">spl_autoload_register</text:span>(<text:span text:style-name="T10">function</text:span> (<text:span text:style-name="T18">$className</text:span>) {</text:p>
      <text:p text:style-name="P8"><text:span text:style-name="T18">$className</text:span> = <text:span text:style-name="T5">str_replace</text:span>(<text:span text:style-name="T24">"App"</text:span>, <text:span text:style-name="T24">"classes"</text:span>, <text:span text:style-name="T18">$className</text:span>);</text:p>
      <text:p text:style-name="P8"><text:span text:style-name="T18">$className</text:span> = <text:span text:style-name="T5">str_replace</text:span>(<text:span text:style-name="T24">"</text:span><text:span text:style-name="T27">\\</text:span><text:span text:style-name="T24">"</text:span>, <text:span text:style-name="T24">"/"</text:span>, <text:span text:style-name="T18">$className</text:span>);</text:p>
      <text:p text:style-name="P8"><text:span text:style-name="T18">$className</text:span> .= <text:span text:style-name="T24">'.php'</text:span>;</text:p>
      <text:p text:style-name="P8"><text:span text:style-name="T28">require_once</text:span> <text:span text:style-name="T18">$className</text:span>;</text:p>
      <text:p text:style-name="P8">});</text:p>
      <text:p text:style-name="P20">//require 'classes/Calcul.php';</text:p>
      <text:p text:style-name="P26"/>
      <text:p text:style-name="P8"><text:span text:style-name="T18">$instance</text:span> = <text:span text:style-name="T10">new</text:span> App\<text:span text:style-name="T29">Calcul</text:span>();</text:p>
      <text:p text:style-name="P26"/>
      <text:p text:style-name="P8"><text:span text:style-name="T18">$resultat</text:span> = <text:span text:style-name="T18">$instance</text:span>-&gt;<text:span text:style-name="T5">addtionner</text:span>(<text:span text:style-name="T34">10</text:span>, <text:span text:style-name="T34">20</text:span>);</text:p>
      <text:p text:style-name="P26"/>
      <text:p text:style-name="P8"><text:soft-page-break/><text:span text:style-name="T5">var_dump</text:span>(<text:span text:style-name="T18">$resultat</text:span>);</text:p>
      <text:p text:style-name="P26"/>
      <text:p text:style-name="P8"><text:span text:style-name="T5">echo</text:span> <text:span text:style-name="T24">"Hello world!"</text:span>;</text:p>
      <text:p text:style-name="P8"/>
      <text:p text:style-name="Standard"/>
      <text:p text:style-name="Standard">- <text:span text:style-name="T4">le contenu de fichier classes/Calcul,php avec ce contenu ⇒</text:span></text:p>
      <text:p text:style-name="P13">&lt;?php</text:p>
      <text:p text:style-name="P26"/>
      <text:p text:style-name="P8"><text:span text:style-name="T10">namespace</text:span> <text:span text:style-name="T29">App</text:span>;</text:p>
      <text:p text:style-name="P26"/>
      <text:p text:style-name="P8"><text:span text:style-name="T10">class</text:span> <text:span text:style-name="T29">Calcul</text:span></text:p>
      <text:p text:style-name="P8">{</text:p>
      <text:p text:style-name="P26"/>
      <text:p text:style-name="P8"><text:span text:style-name="T10">public</text:span> <text:span text:style-name="T10">function</text:span> <text:span text:style-name="T5">addtionner</text:span>(<text:span text:style-name="T10">int</text:span> <text:span text:style-name="T18">$a</text:span>, <text:span text:style-name="T10">int</text:span> <text:span text:style-name="T18">$b</text:span>): <text:span text:style-name="T10">int</text:span></text:p>
      <text:p text:style-name="P8">{</text:p>
      <text:p text:style-name="P8"><text:span text:style-name="T28">return</text:span> <text:span text:style-name="T18">$a</text:span> + <text:span text:style-name="T18">$b</text:span>;</text:p>
      <text:p text:style-name="P8">}</text:p>
      <text:p text:style-name="P8">}</text:p>
      <text:p text:style-name="P8"/>
      <text:p text:style-name="Standard"/>
      <text:p text:style-name="P30"/>
      <text:p text:style-name="P6">- Composer et l'autoloading</text:p>
      <text:p text:style-name="Standard"/>
      <text:p text:style-name="Standard">- <text:span text:style-name="T35">taper ça sur le terminal ⇒</text:span></text:p>
      <text:p text:style-name="Standard">composer init</text:p>
      <text:p text:style-name="P29">- le contenu de fichier composer,json ⇒</text:p>
      <text:p text:style-name="P9">{</text:p>
      <text:p text:style-name="P8"><text:span text:style-name="T18">"name"</text:span>: <text:span text:style-name="T24">"amine/modern-php"</text:span>,</text:p>
      <text:p text:style-name="P8"><text:span text:style-name="T18">"autoload"</text:span>: {</text:p>
      <text:p text:style-name="P8"><text:span text:style-name="T18">"psr-4"</text:span>: {</text:p>
      <text:p text:style-name="P8"><text:span text:style-name="T18">"App</text:span><text:span text:style-name="T27">\\</text:span><text:span text:style-name="T18">"</text:span>: <text:span text:style-name="T24">"src/"</text:span></text:p>
      <text:p text:style-name="P8">}</text:p>
      <text:p text:style-name="P8">},</text:p>
      <text:p text:style-name="P8"><text:span text:style-name="T18">"authors"</text:span>: [</text:p>
      <text:p text:style-name="P8">{</text:p>
      <text:p text:style-name="P8"><text:span text:style-name="T18">"name"</text:span>: <text:span text:style-name="T24">"MOSLAH"</text:span>,</text:p>
      <text:p text:style-name="P8"><text:span text:style-name="T18">"email"</text:span>: <text:span text:style-name="T24">"mohamed.amine.moslah@gmail.com"</text:span></text:p>
      <text:p text:style-name="P8">}</text:p>
      <text:p text:style-name="P8">],</text:p>
      <text:p text:style-name="P8"><text:span text:style-name="T18">"require"</text:span>: {}</text:p>
      <text:p text:style-name="P8">}</text:p>
      <text:p text:style-name="P29">- <text:span text:style-name="T36">tapez sur le terminal ⇒</text:span></text:p>
      <text:p text:style-name="P28">composer dump-autoload</text:p>
      <text:p text:style-name="P29">- <text:span text:style-name="T36">le contenu de fichier index,phps</text:span></text:p>
      <text:p text:style-name="P14">&lt;?php</text:p>
      <text:p text:style-name="P27"/>
      <text:p text:style-name="P8"><text:span text:style-name="T28">require</text:span> <text:span text:style-name="T24">"vendor/autoload.php"</text:span>;</text:p>
      <text:p text:style-name="P8"><text:span text:style-name="T18">$instance</text:span> = <text:span text:style-name="T10">new</text:span> App\<text:span text:style-name="T29">Calcul</text:span>();</text:p>
      <text:p text:style-name="P26"/>
      <text:p text:style-name="P8"><text:span text:style-name="T18">$resultat</text:span> = <text:span text:style-name="T18">$instance</text:span>-&gt;<text:span text:style-name="T5">addtionner</text:span>(<text:span text:style-name="T34">10</text:span>, <text:span text:style-name="T34">20</text:span>);</text:p>
      <text:p text:style-name="P26"><text:soft-page-break/></text:p>
      <text:p text:style-name="P8"><text:span text:style-name="T5">var_dump</text:span>(<text:span text:style-name="T18">$resultat</text:span>);</text:p>
      <text:p text:style-name="P26"/>
      <text:p text:style-name="P8"><text:span text:style-name="T5">echo</text:span> <text:span text:style-name="T24">"Hello world!"</text:span>;</text:p>
      <text:p text:style-name="P8"/>
      <text:p text:style-name="P29"/>
      <text:p text:style-name="P29"/>
      <text:p text:style-name="P29"/>
      <text:p text:style-name="P5">📖 Composer et les bibliothèques tierces</text:p>
      <text:p text:style-name="P5"/>
      <text:p text:style-name="P5"/>
      <text:p text:style-name="P5">Installer des bibliothèques tierces avec Composer</text:p>
      <text:p text:style-name="P31">- <text:span text:style-name="T37">Pour installer la bibliothèque <text:s/>nesbot/carbon <text:s/>, tapez sur le terminal ⇒</text:span></text:p>
      <text:p text:style-name="P31">composer require nesbot/carbon</text:p>
      <text:p text:style-name="P31">- <text:span text:style-name="T37">ajouter ce code dans le fichier index,php ⇒</text:span></text:p>
      <text:p text:style-name="P10"><text:span text:style-name="T10">use</text:span> Carbon\<text:span text:style-name="T29">Carbon</text:span>;</text:p>
      <text:p text:style-name="P8"/>
      <text:p text:style-name="P31"/>
      <text:p text:style-name="P8"><text:span text:style-name="T18">$instance</text:span> = <text:span text:style-name="T10">new</text:span> App\<text:span text:style-name="T29">Calcul</text:span>();</text:p>
      <text:p text:style-name="P26"/>
      <text:p text:style-name="P8"><text:span text:style-name="T18">$aujourdhui</text:span> = <text:span text:style-name="T29">Carbon</text:span>::<text:span text:style-name="T5">now</text:span>();</text:p>
      <text:p text:style-name="P31"/>
      <text:p text:style-name="P31"/>
      <text:p text:style-name="P31"/>
      <text:p text:style-name="P7">Les commandes du développement moderne avec PHP</text:p>
      <text:p text:style-name="P31"><text:a xlink:type="simple" xlink:href="https://cheatography.com/liorchamla/cheat-sheets/les-commandes-php-et-composer-a-connaitre/" text:style-name="Internet_20_link" text:visited-style-name="Visited_20_Internet_20_Link">https://cheatography.com/liorchamla/cheat-sheets/les-commandes-php-et-composer-a-connaitre/</text:a></text:p>
      <text:p text:style-name="P31"/>
      <text:p text:style-name="P31"/>
      <text:p text:style-name="P31"/>
      <text:p text:style-name="P31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"><text:span text:style-name="T38">3) </text:span>Présentation du framework Symfony (20 minutes)</text:p>
      <text:h text:style-name="P53" text:outline-level="1">Créons notre application Symfony 5.1 !</text:h>
      <text:p text:style-name="Standard">- <text:span text:style-name="T39">sur le terminal tapez cette commande pour installer symfony ⇒</text:span></text:p>
      <text:p text:style-name="Standard">symfony new cours-ecommerce –version=5.1</text:p>
      <text:p text:style-name="Standard"/>
      <text:p text:style-name="P5"/>
      <text:p text:style-name="Standard">- <text:span text:style-name="T40">lien util ⇒<text:line-break/></text:span><text:a xlink:type="simple" xlink:href="https://symfony.com/doc/current/setup/symfony_server.html#enabling-tls" text:style-name="Internet_20_link" text:visited-style-name="Visited_20_Internet_20_Link"><text:span text:style-name="T40">https://symfony.com/doc/current/setup/symfony_server.html#enabling-tls</text:span></text:a></text:p>
      <text:p text:style-name="Standard">- <text:span text:style-name="T40">enabling tls , tapez sur <text:s/>le terminal cette commende ⇒</text:span></text:p>
      <text:p text:style-name="P54"><text:span text:style-name="Source_20_Text"><text:span text:style-name="T41">symfony server:ca:install</text:span></text:span></text:p>
      <text:p text:style-name="Text_20_body">- <text:span text:style-name="T44">pour lancer le serveur, tapez ⇒</text:span></text:p>
      <text:p text:style-name="Text_20_body"><text:soft-page-break/>symfony serve</text:p>
      <text:p text:style-name="Text_20_body"/>
      <text:p text:style-name="Text_20_body"/>
      <text:p text:style-name="Text_20_body"/>
      <text:p text:style-name="Text_20_body"/>
      <text:p text:style-name="Standard"><text:span text:style-name="T42">📖 </text:span><text:span text:style-name="T43">Les commandes à connaître quand on débute avec la CLI de Symfony</text:span></text:p>
      <text:p text:style-name="Standard">- <text:a xlink:type="simple" xlink:href="https://cheatography.com/liorchamla/cheat-sheets/les-commandes-de-cli-symfony/" text:style-name="Internet_20_link" text:visited-style-name="Visited_20_Internet_20_Link">https://cheatography.com/liorchamla/cheat-sheets/les-commandes-de-cli-symfony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45">4) </text:span>Les bases de Symfony : HttpFoundation et Routing (45 minutes)</text:p>
      <text:p text:style-name="P1"/>
      <text:h text:style-name="P55" text:outline-level="1">Premières pages : les Routes et les Controllers</text:h>
      <text:p text:style-name="P38">- <text:span text:style-name="T46">Dans le fichiers config/routes,yaml , ajouter ce code ⇒</text:span></text:p>
      <text:p text:style-name="P78"><text:span text:style-name="T10">index</text:span>:</text:p>
      <text:p text:style-name="P77"><text:span text:style-name="T10">path</text:span>: <text:span text:style-name="T24">/</text:span></text:p>
      <text:p text:style-name="P77"><text:span text:style-name="T10">controller</text:span>: <text:span text:style-name="T24">App\Controller\TestController::index</text:span></text:p>
      <text:p text:style-name="P26"/>
      <text:p text:style-name="P77"><text:span text:style-name="T10">test</text:span>:</text:p>
      <text:p text:style-name="P77"><text:span text:style-name="T10">path</text:span>: <text:span text:style-name="T24">/test</text:span></text:p>
      <text:p text:style-name="P77"><text:span text:style-name="T10">controller</text:span>: <text:span text:style-name="T24">App\Controller\TestController::test</text:span></text:p>
      <text:p text:style-name="P77"/>
      <text:p text:style-name="P38">- <text:span text:style-name="T47">Créer ce fichier src/Controller/TestController,php , avec ce code ===&gt;</text:span></text:p>
      <text:p text:style-name="P15">&lt;?php</text:p>
      <text:p text:style-name="P26"/>
      <text:p text:style-name="P77"><text:span text:style-name="T10">namespace</text:span><text:span text:style-name="T48"> </text:span><text:span text:style-name="T29">App\Controller</text:span><text:span text:style-name="T48">;</text:span></text:p>
      <text:p text:style-name="P26"/>
      <text:p text:style-name="P77"><text:span text:style-name="T10">class</text:span><text:span text:style-name="T48"> </text:span><text:span text:style-name="T29">TestController</text:span><text:span text:style-name="T48"> </text:span></text:p>
      <text:p text:style-name="P11">{</text:p>
      <text:p text:style-name="P77"><text:span text:style-name="T10">public</text:span><text:span text:style-name="T48"> </text:span><text:span text:style-name="T10">function</text:span><text:span text:style-name="T48"> </text:span><text:span text:style-name="T5">index</text:span><text:span text:style-name="T48">(){</text:span></text:p>
      <text:p text:style-name="P77"><text:span text:style-name="T5">dd</text:span><text:span text:style-name="T48">(</text:span><text:span text:style-name="T24">"ça fonctionne"</text:span><text:span text:style-name="T48">);</text:span></text:p>
      <text:p text:style-name="P11">}</text:p>
      <text:p text:style-name="P26"/>
      <text:p text:style-name="P77"><text:span text:style-name="T10">public</text:span><text:span text:style-name="T48"> </text:span><text:span text:style-name="T10">function</text:span><text:span text:style-name="T48"> </text:span><text:span text:style-name="T5">test</text:span><text:span text:style-name="T48">(){</text:span></text:p>
      <text:p text:style-name="P77"><text:soft-page-break/><text:span text:style-name="T5">dd</text:span><text:span text:style-name="T48">(</text:span><text:span text:style-name="T24">"Page test"</text:span><text:span text:style-name="T48">);</text:span></text:p>
      <text:p text:style-name="P11">}</text:p>
      <text:p text:style-name="P11">}</text:p>
      <text:p text:style-name="P38"/>
      <text:h text:style-name="P55" text:outline-level="1">HttpFoundation : Requête et Réponse HTTP !</text:h>
      <text:p text:style-name="P38">- Package : symfony/http-foundation : Offre une couche d'objets pour manipuler la Requête et la Réponse HTTP</text:p>
      <text:p text:style-name="P38">- <text:span text:style-name="T54">dans le fichier </text:span><text:span text:style-name="T56">src</text:span><text:span text:style-name="T58">/controller/TestController.php , ajouter ce code dans la fonction test ⇒</text:span></text:p>
      <text:p text:style-name="P78"><text:span text:style-name="T12">public</text:span><text:span text:style-name="T50"> </text:span><text:span text:style-name="T12">function</text:span><text:span text:style-name="T50"> </text:span><text:span text:style-name="T6">test</text:span><text:span text:style-name="T50">(</text:span><text:span text:style-name="T30">Request</text:span><text:span text:style-name="T50"> </text:span><text:span text:style-name="T20">$request</text:span><text:span text:style-name="T50">)</text:span></text:p>
      <text:p text:style-name="P11">{</text:p>
      <text:p text:style-name="P77"><text:span text:style-name="T18">$age</text:span><text:span text:style-name="T48"> = </text:span><text:span text:style-name="T18">$request</text:span><text:span text:style-name="T48">-&gt;</text:span><text:span text:style-name="T18">query</text:span><text:span text:style-name="T48">-&gt;</text:span><text:span text:style-name="T5">get</text:span><text:span text:style-name="T48">(</text:span><text:span text:style-name="T24">'age'</text:span><text:span text:style-name="T48">, </text:span><text:span text:style-name="T34">0</text:span><text:span text:style-name="T48">);</text:span></text:p>
      <text:p text:style-name="P26"/>
      <text:p text:style-name="P77"><text:span text:style-name="T28">return</text:span><text:span text:style-name="T48"> </text:span><text:span text:style-name="T10">new</text:span><text:span text:style-name="T48"> </text:span><text:span text:style-name="T29">Response</text:span><text:span text:style-name="T48">(</text:span><text:span text:style-name="T24">"Vous avez </text:span><text:span text:style-name="T18">$age</text:span><text:span text:style-name="T24"> ans!"</text:span><text:span text:style-name="T48">);</text:span></text:p>
      <text:p text:style-name="P11">}</text:p>
      <text:p text:style-name="P11">}</text:p>
      <text:p text:style-name="P77"/>
      <text:h text:style-name="P57" text:outline-level="1">Routes paramétrables : valeurs par défaut et contraintes</text:h>
      <text:p text:style-name="Text_20_body"><text:span text:style-name="T74">- </text:span><text:span text:style-name="T72">D</text:span><text:span text:style-name="T71">ans le </text:span><text:span text:style-name="T72">fichier config/routes,yaml , ajouter ce code ⇒<text:line-break/></text:span><text:span text:style-name="T14">test</text:span><text:span text:style-name="T73">:</text:span></text:p>
      <text:p text:style-name="P77"><text:span text:style-name="T10">path</text:span>: <text:span text:style-name="T24">/test/{age&lt;\d+&gt;?0}</text:span></text:p>
      <text:p text:style-name="P77"><text:span text:style-name="T10">controller</text:span>: <text:span text:style-name="T24">App\Controller\TestController::test</text:span></text:p>
      <text:p text:style-name="P21"># defaults:</text:p>
      <text:p text:style-name="P21"># age: 0</text:p>
      <text:p text:style-name="P21"># requirements:</text:p>
      <text:p text:style-name="P21"># age: \d+</text:p>
      <text:p text:style-name="P91"/>
      <text:p text:style-name="P92">- <text:span text:style-name="T75">dans le fichier </text:span><text:span text:style-name="T76">src</text:span><text:span text:style-name="T77">/controller/TestController.php , ajouter ce code dans la fonction test ⇒</text:span></text:p>
      <text:p text:style-name="P79"><text:span text:style-name="T16">public</text:span><text:span text:style-name="T51"> </text:span><text:span text:style-name="T16">function</text:span><text:span text:style-name="T51"> </text:span><text:span text:style-name="T7">test</text:span><text:span text:style-name="T51">(</text:span><text:span text:style-name="T31">Request</text:span><text:span text:style-name="T51"> </text:span><text:span text:style-name="T21">$request</text:span><text:span text:style-name="T51">, </text:span><text:span text:style-name="T21">$age</text:span><text:span text:style-name="T51">)</text:span></text:p>
      <text:p text:style-name="P11">{</text:p>
      <text:p text:style-name="P26"/>
      <text:p text:style-name="P21">//$age = $request-&gt;attributes-&gt;get('age');</text:p>
      <text:p text:style-name="P26"/>
      <text:p text:style-name="P77"><text:span text:style-name="T28">return</text:span><text:span text:style-name="T48"> </text:span><text:span text:style-name="T10">new</text:span><text:span text:style-name="T48"> </text:span><text:span text:style-name="T29">Response</text:span><text:span text:style-name="T48">(</text:span><text:span text:style-name="T24">"Vous avez </text:span><text:span text:style-name="T18">$age</text:span><text:span text:style-name="T24"> ans!"</text:span><text:span text:style-name="T48">);</text:span></text:p>
      <text:p text:style-name="P11">}</text:p>
      <text:p text:style-name="P39"/>
      <text:p text:style-name="P39"/>
      <text:p text:style-name="P58">Contraintes de Routes</text:p>
      <text:p text:style-name="P72"><text:span text:style-name="T57">- </text:span><text:span text:style-name="T78">on peux modifier les informations sur les routes on modifiant le fichier config/routes,yaml ⇒</text:span></text:p>
      <text:p text:style-name="P80"><text:span text:style-name="T17">methods</text:span><text:span text:style-name="T79">: [</text:span><text:span text:style-name="T25">GET</text:span><text:span text:style-name="T79">, </text:span><text:span text:style-name="T25">POST</text:span><text:span text:style-name="T79">]</text:span></text:p>
      <text:p text:style-name="P77"><text:span text:style-name="T10">host</text:span>: <text:span text:style-name="T24">localhost</text:span></text:p>
      <text:p text:style-name="P77"><text:span text:style-name="T10">schemes</text:span>: [<text:span text:style-name="T24">https</text:span>, <text:span text:style-name="T24">http</text:span>]</text:p>
      <text:p text:style-name="P40"><text:soft-page-break/></text:p>
      <text:p text:style-name="P59">Configuration des Routes et fichiers YAML</text:p>
      <text:p text:style-name="P32"><text:span text:style-name="T59">- </text:span><text:span text:style-name="T60">pour configurer les routes vous pouvez créer <text:s/>des fichiers dans le dossier config , exemple config/test,yaml avec ce contenu ⇒</text:span></text:p>
      <text:p text:style-name="P81"><text:span text:style-name="T13">index</text:span><text:span text:style-name="T60">:</text:span></text:p>
      <text:p text:style-name="P77"><text:span text:style-name="T10">path</text:span>: <text:span text:style-name="T24">/</text:span></text:p>
      <text:p text:style-name="P77"><text:span text:style-name="T10">controller</text:span>: <text:span text:style-name="T24">App\Controller\TestController::index</text:span></text:p>
      <text:p text:style-name="P26"/>
      <text:p text:style-name="P77"><text:span text:style-name="T10">test</text:span>:</text:p>
      <text:p text:style-name="P77"><text:span text:style-name="T10">path</text:span>: <text:span text:style-name="T24">/test/{age&lt;\d+&gt;?0}</text:span></text:p>
      <text:p text:style-name="P77"><text:span text:style-name="T10">controller</text:span>: <text:span text:style-name="T24">App\Controller\TestController::test</text:span></text:p>
      <text:p text:style-name="P77"><text:span text:style-name="T10">methods</text:span>: [<text:span text:style-name="T24">GET</text:span>, <text:span text:style-name="T24">POST</text:span>]</text:p>
      <text:p text:style-name="P77"><text:span text:style-name="T10">host</text:span>: <text:span text:style-name="T24">localhost</text:span></text:p>
      <text:p text:style-name="P77"><text:span text:style-name="T10">schemes</text:span>: [<text:span text:style-name="T24">https</text:span>, <text:span text:style-name="T24">http</text:span>]</text:p>
      <text:p text:style-name="P21"># defaults:</text:p>
      <text:p text:style-name="P21"># age: 0</text:p>
      <text:p text:style-name="P21"># requirements:</text:p>
      <text:p text:style-name="P21"># age: \d+</text:p>
      <text:p text:style-name="P77"/>
      <text:p text:style-name="P41"/>
      <text:p text:style-name="P41"/>
      <text:p text:style-name="P60">Configurer les routes sous forme d'Annotations (@Route)</text:p>
      <text:p text:style-name="P33"><text:span text:style-name="T60">- o</text:span><text:span text:style-name="T57">n peux configurer les routes sous forme d’annotations de cette façon, en ajoutant ce code dans le fichier src/Controller/</text:span><text:span text:style-name="T61">TestController,php </text:span><text:span text:style-name="T63">avant la fonction test()</text:span><text:span text:style-name="T61"> </text:span><text:span text:style-name="T62">⇒</text:span></text:p>
      <text:p text:style-name="P22">/**</text:p>
      <text:p text:style-name="P21">* @Route("/test/{age&lt;\d+&gt;?0}", name="test", methods={"GET", "POST"}, host="localhost", schemes={"http","https"} )</text:p>
      <text:p text:style-name="P21">*/</text:p>
      <text:p text:style-name="P42"/>
      <text:p text:style-name="P42"/>
      <text:p text:style-name="P42"/>
      <text:p text:style-name="P61">Symfony Flex : booster Composer et le rendre Surpuissant !</text:p>
      <text:p text:style-name="P34"><text:span text:style-name="T64">- </text:span><text:span text:style-name="T65">ajouter annotations ⇒ composer require annotations</text:span></text:p>
      <text:p text:style-name="P43"/>
      <text:p text:style-name="P62">Routes, Controllers, HttpFoundation : Récapitulatif</text:p>
      <text:p text:style-name="P62">Exercice : créez une page Hello World</text:p>
      <text:p text:style-name="P44">- créer un fichier php avec ce contenu src/Controller/HelloController,php , avec ce code ⇒</text:p>
      <text:p text:style-name="P18">&lt;?php</text:p>
      <text:p text:style-name="P26"/>
      <text:p text:style-name="P77"><text:soft-page-break/><text:span text:style-name="T10">namespace</text:span><text:span text:style-name="T48"> </text:span><text:span text:style-name="T29">App\Controller</text:span><text:span text:style-name="T48">;</text:span></text:p>
      <text:p text:style-name="P26"/>
      <text:p text:style-name="P77"><text:span text:style-name="T10">use</text:span><text:span text:style-name="T48"> Symfony\Component\HttpFoundation\</text:span><text:span text:style-name="T29">Request</text:span><text:span text:style-name="T48">;</text:span></text:p>
      <text:p text:style-name="P77"><text:span text:style-name="T10">use</text:span><text:span text:style-name="T48"> Symfony\Component\HttpFoundation\</text:span><text:span text:style-name="T29">Response</text:span><text:span text:style-name="T48">;</text:span></text:p>
      <text:p text:style-name="P77"><text:span text:style-name="T10">use</text:span><text:span text:style-name="T48"> Symfony\Component\Routing\Annotation\</text:span><text:span text:style-name="T29">Route</text:span><text:span text:style-name="T48">;</text:span></text:p>
      <text:p text:style-name="P26"/>
      <text:p text:style-name="P77"><text:span text:style-name="T10">class</text:span><text:span text:style-name="T48"> </text:span><text:span text:style-name="T29">HelloController</text:span></text:p>
      <text:p text:style-name="P11">{</text:p>
      <text:p text:style-name="P21">/**</text:p>
      <text:p text:style-name="P21">* @Route("/hello/{name?World}", name="hello")</text:p>
      <text:p text:style-name="P21">*/</text:p>
      <text:p text:style-name="P77"><text:span text:style-name="T10">public</text:span><text:span text:style-name="T48"> </text:span><text:span text:style-name="T10">function</text:span><text:span text:style-name="T48"> </text:span><text:span text:style-name="T5">hello</text:span><text:span text:style-name="T48">(</text:span><text:span text:style-name="T18">$name</text:span><text:span text:style-name="T48">){</text:span></text:p>
      <text:p text:style-name="P77"><text:span text:style-name="T28">return</text:span><text:span text:style-name="T48"> </text:span><text:span text:style-name="T10">new</text:span><text:span text:style-name="T48"> </text:span><text:span text:style-name="T29">Response</text:span><text:span text:style-name="T48">(</text:span><text:span text:style-name="T24">"Hello </text:span><text:span text:style-name="T18">$name</text:span><text:span text:style-name="T24">"</text:span><text:span text:style-name="T48">);</text:span></text:p>
      <text:p text:style-name="P11">}</text:p>
      <text:p text:style-name="P11">}</text:p>
      <text:p text:style-name="P26"/>
      <text:p text:style-name="P16">?&gt;</text:p>
      <text:p text:style-name="P44"/>
      <text:p text:style-name="P44"/>
      <text:p text:style-name="P44"/>
      <text:p text:style-name="P63">Fiche de révision : Routing, Controller et HttpFoundation</text:p>
      <text:p text:style-name="Standard"><text:a xlink:type="simple" xlink:href="https://cheatography.com/liorchamla/cheat-sheets/bases-de-symfony/" text:style-name="Internet_20_link" text:visited-style-name="Visited_20_Internet_20_Link">https://cheatography.com/liorchamla/cheat-sheets/bases-de-symfony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80">5) </text:span>Les bases de Symfony : Le container de services (50 minutes)</text:p>
      <text:p text:style-name="P73">Introduction au container de services de Symfony</text:p>
      <text:p text:style-name="P93">utiliser le service LoggerInterface pour écrire dans le log, dans le class src/Controller/HelloController,php , ajouter ce code ===&gt;</text:p>
      <text:p text:style-name="P82"><text:span text:style-name="T10">protected</text:span><text:span text:style-name="T48"> </text:span><text:span text:style-name="T18">$logger</text:span><text:span text:style-name="T48">;</text:span></text:p>
      <text:p text:style-name="P77"><text:span text:style-name="T10">public</text:span><text:span text:style-name="T48"> </text:span><text:span text:style-name="T10">function</text:span><text:span text:style-name="T48"> </text:span><text:span text:style-name="T5">__construct</text:span><text:span text:style-name="T48">(</text:span><text:span text:style-name="T29">LoggerInterface</text:span><text:span text:style-name="T48"> </text:span><text:span text:style-name="T18">$logger</text:span><text:span text:style-name="T48">)</text:span></text:p>
      <text:p text:style-name="P11">{</text:p>
      <text:p text:style-name="P77"><text:span text:style-name="T10">$this</text:span><text:span text:style-name="T48">-&gt;</text:span><text:span text:style-name="T18">logger</text:span><text:span text:style-name="T48"> = </text:span><text:span text:style-name="T18">$logger</text:span><text:span text:style-name="T48">; </text:span></text:p>
      <text:p text:style-name="P11">}</text:p>
      <text:p text:style-name="P95"><text:span text:style-name="T81">ou bien dans la fonction hello utiliser LoggerInterface de cette façon ⇒<text:line-break/></text:span><text:span text:style-name="T14">public</text:span><text:span text:style-name="T52"> </text:span><text:span text:style-name="T14">function</text:span><text:span text:style-name="T52"> </text:span><text:span text:style-name="T8">hello</text:span><text:span text:style-name="T52">(</text:span><text:span text:style-name="T22">$name</text:span><text:span text:style-name="T52">, </text:span><text:span text:style-name="T32">LoggerInterface</text:span><text:span text:style-name="T52"> </text:span><text:span text:style-name="T22">$logger</text:span><text:span text:style-name="T52">){</text:span></text:p>
      <text:p text:style-name="P12"/>
      <text:p text:style-name="P84"/>
      <text:p text:style-name="P96">et aprés l’utilisation de la logger de cette façon ⇒ <text:span text:style-name="T14">$this</text:span><text:span text:style-name="T52">-&gt;</text:span><text:span text:style-name="T22">logger</text:span><text:span text:style-name="T52">-&gt;</text:span><text:span text:style-name="T8">error</text:span><text:span text:style-name="T52">(</text:span><text:span text:style-name="T26">"Mon message de log !"</text:span><text:span text:style-name="T52">)</text:span></text:p>
      <text:h text:style-name="P56" text:outline-level="1"><text:soft-page-break/>Créez vos propres services !</text:h>
      <text:p text:style-name="P94">- <text:span text:style-name="T82">créer le dossier Taxes avec le fichier Calculator,php dans src , le contenu de src/Taxes/Calculator,php ⇒</text:span></text:p>
      <text:p text:style-name="P17">&lt;?php</text:p>
      <text:p text:style-name="P26"/>
      <text:p text:style-name="P77"><text:span text:style-name="T10">namespace</text:span><text:span text:style-name="T48"> </text:span><text:span text:style-name="T29">App\Taxes</text:span><text:span text:style-name="T48">;</text:span></text:p>
      <text:p text:style-name="P26"/>
      <text:p text:style-name="P77"><text:span text:style-name="T10">class</text:span><text:span text:style-name="T48"> </text:span><text:span text:style-name="T29">Calculator</text:span><text:span text:style-name="T48"> </text:span></text:p>
      <text:p text:style-name="P11">{</text:p>
      <text:p text:style-name="P77"><text:span text:style-name="T10">public</text:span><text:span text:style-name="T48"> </text:span><text:span text:style-name="T10">function</text:span><text:span text:style-name="T48"> </text:span><text:span text:style-name="T5">calcul</text:span><text:span text:style-name="T48">(</text:span><text:span text:style-name="T10">float</text:span><text:span text:style-name="T48"> </text:span><text:span text:style-name="T18">$prix</text:span><text:span text:style-name="T48">){</text:span></text:p>
      <text:p text:style-name="P77"><text:span text:style-name="T28">return</text:span><text:span text:style-name="T48"> </text:span><text:span text:style-name="T18">$prix</text:span><text:span text:style-name="T48"> * (</text:span><text:span text:style-name="T34">20</text:span><text:span text:style-name="T48"> / </text:span><text:span text:style-name="T34">100</text:span><text:span text:style-name="T48">);</text:span></text:p>
      <text:p text:style-name="P11">}</text:p>
      <text:p text:style-name="P11">}</text:p>
      <text:p text:style-name="P94"/>
      <text:p text:style-name="P94">- <text:span text:style-name="T83">maintenant on peut uttiliser le service Calculator par tout dans le projet , exemple dans Le controller src/Controller/TestController,php ⇒</text:span></text:p>
      <text:p text:style-name="P83"><text:span text:style-name="T10">protected</text:span><text:span text:style-name="T48"> </text:span><text:span text:style-name="T18">$calculator</text:span><text:span text:style-name="T48">;</text:span></text:p>
      <text:p text:style-name="P77"><text:span text:style-name="T10">public</text:span><text:span text:style-name="T48"> </text:span><text:span text:style-name="T10">function</text:span><text:span text:style-name="T48"> </text:span><text:span text:style-name="T5">__construct</text:span><text:span text:style-name="T48">(</text:span><text:span text:style-name="T29">Calculator</text:span><text:span text:style-name="T48"> </text:span><text:span text:style-name="T18">$calculator</text:span><text:span text:style-name="T48">)</text:span></text:p>
      <text:p text:style-name="P11">{</text:p>
      <text:p text:style-name="P77"><text:span text:style-name="T10">$this</text:span><text:span text:style-name="T48">-&gt;</text:span><text:span text:style-name="T18">calculator</text:span><text:span text:style-name="T48"> = </text:span><text:span text:style-name="T18">$calculator</text:span><text:span text:style-name="T48">;</text:span></text:p>
      <text:p text:style-name="P11">}</text:p>
      <text:p text:style-name="P21">/**</text:p>
      <text:p text:style-name="P21">* @Route("/test", name="index")</text:p>
      <text:p text:style-name="P21">*/</text:p>
      <text:p text:style-name="P77"><text:span text:style-name="T10">public</text:span><text:span text:style-name="T48"> </text:span><text:span text:style-name="T10">function</text:span><text:span text:style-name="T48"> </text:span><text:span text:style-name="T5">index</text:span><text:span text:style-name="T48">()</text:span></text:p>
      <text:p text:style-name="P11">{</text:p>
      <text:p text:style-name="P77"><text:span text:style-name="T18">$tva</text:span><text:span text:style-name="T48"> = </text:span><text:span text:style-name="T10">$this</text:span><text:span text:style-name="T48">-&gt;</text:span><text:span text:style-name="T18">calculator</text:span><text:span text:style-name="T48">-&gt;</text:span><text:span text:style-name="T5">calcul</text:span><text:span text:style-name="T48">(</text:span><text:span text:style-name="T34">100</text:span><text:span text:style-name="T48">);</text:span></text:p>
      <text:p text:style-name="P77"><text:span text:style-name="T5">dump</text:span><text:span text:style-name="T48">(</text:span><text:span text:style-name="T18">$tva</text:span><text:span text:style-name="T48">);</text:span></text:p>
      <text:p text:style-name="P77"><text:span text:style-name="T5">dd</text:span><text:span text:style-name="T48">(</text:span><text:span text:style-name="T24">"ça fonctionne"</text:span><text:span text:style-name="T48">);</text:span></text:p>
      <text:p text:style-name="P11">}</text:p>
      <text:p text:style-name="P94"/>
      <text:p text:style-name="P94"/>
      <text:p text:style-name="P75">Comprendre le Container de Services de Symfony</text:p>
      <text:p text:style-name="P75"><text:a xlink:type="simple" xlink:href="https://symfony.com/doc/current/service_container.html" text:style-name="Internet_20_link" text:visited-style-name="Visited_20_Internet_20_Link">https://symfony.com/doc/current/service_container.html</text:a></text:p>
      <text:p text:style-name="P75"/>
      <text:p text:style-name="P75"/>
      <text:p text:style-name="P75"/>
      <text:h text:style-name="P74" text:outline-level="1">Voir le Container de Services à l'oeuvre !</text:h>
      <text:p text:style-name="P76">📖 En savoir plus sur le container de services de Symfony : <text:a xlink:type="simple" xlink:href="https://symfony.com/doc/current/service_container.html" text:style-name="Internet_20_link" text:visited-style-name="Visited_20_Internet_20_Link">https://symfony.com/doc/current/service_container.html</text:a></text:p>
      <text:p text:style-name="P76"/>
      <text:p text:style-name="P76"/>
      <text:p text:style-name="P76"/>
      <text:p text:style-name="P76">Les limites du Container : configuration des services</text:p>
      <text:p text:style-name="P97">dans le fichier <text:span text:style-name="T55">src</text:span><text:span text:style-name="T57">/Taxes/Calculator,php , ajouter ce code pour le $tva⇒</text:span></text:p>
      <text:p text:style-name="P85"><text:span text:style-name="T11">protected</text:span><text:span text:style-name="T49"> </text:span><text:span text:style-name="T19">$tva</text:span><text:span text:style-name="T49">;</text:span></text:p>
      <text:p text:style-name="P26"><text:soft-page-break/></text:p>
      <text:p text:style-name="P77"><text:span text:style-name="T10">public</text:span><text:span text:style-name="T48"> </text:span><text:span text:style-name="T10">function</text:span><text:span text:style-name="T48"> </text:span><text:span text:style-name="T5">__construct</text:span><text:span text:style-name="T48">(</text:span><text:span text:style-name="T29">LoggerInterface</text:span><text:span text:style-name="T48"> </text:span><text:span text:style-name="T18">$logger</text:span><text:span text:style-name="T48">, </text:span><text:span text:style-name="T10">float</text:span><text:span text:style-name="T48"> </text:span><text:span text:style-name="T18">$tva</text:span><text:span text:style-name="T48">)</text:span></text:p>
      <text:p text:style-name="P11">{</text:p>
      <text:p text:style-name="P77"><text:span text:style-name="T10">$this</text:span><text:span text:style-name="T48">-&gt;</text:span><text:span text:style-name="T18">logger</text:span><text:span text:style-name="T48"> = </text:span><text:span text:style-name="T18">$logger</text:span><text:span text:style-name="T48">;</text:span></text:p>
      <text:p text:style-name="P77"><text:span text:style-name="T10">$this</text:span><text:span text:style-name="T48">-&gt;</text:span><text:span text:style-name="T18">tva</text:span><text:span text:style-name="T48"> = </text:span><text:span text:style-name="T18">$tva</text:span><text:span text:style-name="T48">;</text:span></text:p>
      <text:p text:style-name="P11">}</text:p>
      <text:p text:style-name="P98"><text:s/>mais pour que ça fonctionne il faut ajouter ce code dans le fichier config/services,yaml ⇒</text:p>
      <text:p text:style-name="P85"><text:span text:style-name="T11">App\Taxes\Calculator</text:span><text:span text:style-name="T57">:</text:span></text:p>
      <text:p text:style-name="P77"><text:span text:style-name="T10">arguments</text:span>:</text:p>
      <text:p text:style-name="P77"><text:span text:style-name="T10">$tva</text:span>: <text:span text:style-name="T34">20</text:span></text:p>
      <text:p text:style-name="P98"/>
      <text:p text:style-name="P98"/>
      <text:p text:style-name="P98"/>
      <text:p text:style-name="P98"/>
      <text:p text:style-name="P64">Utilisez des bibliothèques tierces avec le Container</text:p>
      <text:p text:style-name="P99">- <text:span text:style-name="T85">installer slugify,</text:span> <text:span text:style-name="T84">taper sur le terminal ⇒</text:span></text:p>
      <text:p text:style-name="P100">composer require cocur/slugify</text:p>
      <text:p text:style-name="P100"/>
      <text:p text:style-name="P100">- <text:span text:style-name="T85">utiliser slugify en ajoutant ce code dans le fichier HelloController,php ⇒</text:span></text:p>
      <text:p text:style-name="P86"><text:span text:style-name="T10">public</text:span><text:span text:style-name="T48"> </text:span><text:span text:style-name="T10">function</text:span><text:span text:style-name="T48"> </text:span><text:span text:style-name="T5">hello</text:span><text:span text:style-name="T48">(</text:span><text:span text:style-name="T18">$name</text:span><text:span text:style-name="T48">, </text:span><text:span text:style-name="T29">LoggerInterface</text:span><text:span text:style-name="T48"> </text:span><text:span text:style-name="T18">$logger</text:span><text:span text:style-name="T48">,</text:span><text:span text:style-name="T29">Calculator</text:span><text:span text:style-name="T48"> </text:span><text:span text:style-name="T18">$calculator</text:span><text:span text:style-name="T48">, </text:span><text:span text:style-name="T29">Slugify</text:span><text:span text:style-name="T48"> </text:span><text:span text:style-name="T18">$slug</text:span><text:span text:style-name="T48">){</text:span></text:p>
      <text:p text:style-name="P77"><text:span text:style-name="T5">dump</text:span><text:span text:style-name="T48">(</text:span><text:span text:style-name="T18">$slug</text:span><text:span text:style-name="T48">-&gt;</text:span><text:span text:style-name="T5">slugify</text:span><text:span text:style-name="T48">(</text:span><text:span text:style-name="T24">"Hello world"</text:span><text:span text:style-name="T48">));</text:span></text:p>
      <text:p text:style-name="P86"/>
      <text:p text:style-name="P100"/>
      <text:p text:style-name="P100"/>
      <text:p text:style-name="P65">La différence entre une bibliothèque et un Bundle Symfony</text:p>
      <text:p text:style-name="P45">- <text:span text:style-name="T86">installer twig ⇒</text:span></text:p>
      <text:p text:style-name="P45">composer require twig</text:p>
      <text:p text:style-name="P35"><text:span text:style-name="T67">- </text:span><text:span text:style-name="T68">on peut utiliser l’utilisation de twig avec code dans le fichier HelloController,php ⇒<text:line-break/></text:span><text:span text:style-name="T15">public</text:span><text:span text:style-name="T53"> </text:span><text:span text:style-name="T15">function</text:span><text:span text:style-name="T53"> </text:span><text:span text:style-name="T9">hello</text:span><text:span text:style-name="T53">(</text:span><text:span text:style-name="T23">$name</text:span><text:span text:style-name="T53">, </text:span><text:span text:style-name="T33">LoggerInterface</text:span><text:span text:style-name="T53"> </text:span><text:span text:style-name="T23">$logger</text:span><text:span text:style-name="T53">,</text:span><text:span text:style-name="T33">Calculator</text:span><text:span text:style-name="T53"> </text:span><text:span text:style-name="T23">$calculator</text:span><text:span text:style-name="T53">, </text:span><text:span text:style-name="T33">Slugify</text:span><text:span text:style-name="T53"> </text:span><text:span text:style-name="T23">$slug</text:span><text:span text:style-name="T53">,</text:span></text:p>
      <text:p text:style-name="P77"><text:span text:style-name="T29">Environment</text:span><text:span text:style-name="T48"> </text:span><text:span text:style-name="T18">$twig</text:span></text:p>
      <text:p text:style-name="P11">){</text:p>
      <text:p text:style-name="P77"><text:span text:style-name="T5">dump</text:span><text:span text:style-name="T48">(</text:span><text:span text:style-name="T18">$twig</text:span><text:span text:style-name="T48">);</text:span></text:p>
      <text:p text:style-name="P45"/>
      <text:p text:style-name="P45"/>
      <text:p text:style-name="P45"/>
      <text:p text:style-name="P65">Container de Services : Récapitulatif</text:p>
      <text:p text:style-name="P67"/>
      <text:p text:style-name="P67"/>
      <text:p text:style-name="P67"><text:s/>Interlude : l'ArgumentResolver dans Symfony</text:p>
      <text:p text:style-name="P67"/>
      <text:p text:style-name="P67"/>
      <text:h text:style-name="P66" text:outline-level="1">Exercice #01 : Créez un service "Detector"</text:h>
      <text:p text:style-name="P46">- <text:span text:style-name="T87">créer un class src/Taxes/Detector,php ⇒</text:span></text:p>
      <text:p text:style-name="P19">&lt;?php</text:p>
      <text:p text:style-name="P26"/>
      <text:p text:style-name="P77"><text:span text:style-name="T10">namespace</text:span><text:span text:style-name="T48"> </text:span><text:span text:style-name="T29">App\Taxes</text:span><text:span text:style-name="T48">;</text:span></text:p>
      <text:p text:style-name="P26"/>
      <text:p text:style-name="P77"><text:soft-page-break/><text:span text:style-name="T10">class</text:span><text:span text:style-name="T48"> </text:span><text:span text:style-name="T29">Detector</text:span><text:span text:style-name="T48"> </text:span></text:p>
      <text:p text:style-name="P11">{</text:p>
      <text:p text:style-name="P26"/>
      <text:p text:style-name="P77"><text:span text:style-name="T10">public</text:span><text:span text:style-name="T48"> </text:span><text:span text:style-name="T10">function</text:span><text:span text:style-name="T48"> </text:span><text:span text:style-name="T5">detect</text:span><text:span text:style-name="T48">(</text:span><text:span text:style-name="T10">int</text:span><text:span text:style-name="T48"> </text:span><text:span text:style-name="T18">$amount</text:span><text:span text:style-name="T48">){</text:span></text:p>
      <text:p text:style-name="P77"><text:span text:style-name="T28">if</text:span><text:span text:style-name="T48">(</text:span><text:span text:style-name="T18">$amount</text:span><text:span text:style-name="T48">&gt;</text:span><text:span text:style-name="T34">100</text:span><text:span text:style-name="T48">){</text:span></text:p>
      <text:p text:style-name="P77"><text:span text:style-name="T28">return</text:span><text:span text:style-name="T48"> </text:span><text:span text:style-name="T10">true</text:span><text:span text:style-name="T48">;</text:span></text:p>
      <text:p text:style-name="P77"><text:span text:style-name="T48">} </text:span><text:span text:style-name="T28">else</text:span><text:span text:style-name="T48"> {</text:span></text:p>
      <text:p text:style-name="P77"><text:span text:style-name="T28">return</text:span><text:span text:style-name="T48"> </text:span><text:span text:style-name="T10">false</text:span><text:span text:style-name="T48">;</text:span></text:p>
      <text:p text:style-name="P11">}</text:p>
      <text:p text:style-name="P11">}</text:p>
      <text:p text:style-name="P11">}</text:p>
      <text:p text:style-name="P46"/>
      <text:p text:style-name="P46"/>
      <text:h text:style-name="P66" text:outline-level="1">Correction #02 : Configuration d'un seuil de TVA</text:h>
      <text:p text:style-name="P36"><text:span text:style-name="T69">- </text:span><text:span text:style-name="T70">ajouter ce code dans le fichier src/Taxes/Dector.php ⇒<text:line-break/></text:span><text:span text:style-name="T15">protected</text:span><text:span text:style-name="T53"> </text:span><text:span text:style-name="T23">$seuil</text:span><text:span text:style-name="T53">;</text:span></text:p>
      <text:p text:style-name="P26"/>
      <text:p text:style-name="P77"><text:span text:style-name="T10">public</text:span><text:span text:style-name="T48"> </text:span><text:span text:style-name="T10">function</text:span><text:span text:style-name="T48"> </text:span><text:span text:style-name="T5">__construct</text:span><text:span text:style-name="T48">(</text:span><text:span text:style-name="T10">float</text:span><text:span text:style-name="T48"> </text:span><text:span text:style-name="T18">$seuil</text:span><text:span text:style-name="T48">){</text:span></text:p>
      <text:p text:style-name="P77"><text:span text:style-name="T10">$this</text:span><text:span text:style-name="T48">-&gt;</text:span><text:span text:style-name="T18">seuil</text:span><text:span text:style-name="T48"> = </text:span><text:span text:style-name="T18">$seuil</text:span><text:span text:style-name="T48">;</text:span></text:p>
      <text:p text:style-name="P11">}</text:p>
      <text:p text:style-name="P47"/>
      <text:p text:style-name="P47">- <text:span text:style-name="T88">ajouter ce code dans le fichier config/services,yaml ⇒</text:span></text:p>
      <text:p text:style-name="P87"><text:span text:style-name="T10">App\Taxes\Detector</text:span>:</text:p>
      <text:p text:style-name="P77"><text:span text:style-name="T10">arguments</text:span>:</text:p>
      <text:p text:style-name="P77"><text:span text:style-name="T10">$seuil</text:span>: <text:span text:style-name="T34">100</text:span></text:p>
      <text:p text:style-name="P47"/>
      <text:p text:style-name="P47"/>
      <text:p text:style-name="P47"/>
      <text:p text:style-name="P47"/>
      <text:p text:style-name="P3"><text:span text:style-name="T66">6) </text:span>A la découverte de Twig ! (65 minutes)</text:p>
      <text:h text:style-name="P68" text:outline-level="1">📖 Introduction à Twig !</text:h>
      <text:h text:style-name="P68" text:outline-level="1">Notre premier template Twig</text:h>
      <text:p text:style-name="P51">- <text:span text:style-name="T89">modfier le fichier src/Controller/HelloController,php ⇒</text:span></text:p>
      <text:p text:style-name="P23">/**</text:p>
      <text:p text:style-name="P21">* @Route("/hello/{prenom?World}", name="hello")</text:p>
      <text:p text:style-name="P21">*/</text:p>
      <text:p text:style-name="P77"><text:span text:style-name="T10">public</text:span><text:span text:style-name="T48"> </text:span><text:span text:style-name="T10">function</text:span><text:span text:style-name="T48"> </text:span><text:span text:style-name="T5">hello</text:span><text:span text:style-name="T48">(</text:span><text:span text:style-name="T18">$prenom</text:span><text:span text:style-name="T48">, </text:span><text:span text:style-name="T29">Environment</text:span><text:span text:style-name="T48"> </text:span><text:span text:style-name="T18">$twig</text:span><text:span text:style-name="T48">){</text:span></text:p>
      <text:p text:style-name="P77"><text:span text:style-name="T18">$html</text:span><text:span text:style-name="T48"> = </text:span><text:span text:style-name="T18">$twig</text:span><text:span text:style-name="T48">-&gt;</text:span><text:span text:style-name="T5">render</text:span><text:span text:style-name="T48">(</text:span><text:span text:style-name="T24">'hello.html.twig'</text:span><text:span text:style-name="T48">,[</text:span><text:span text:style-name="T24">'prenom'</text:span><text:span text:style-name="T48">=&gt;</text:span><text:span text:style-name="T18">$prenom</text:span><text:span text:style-name="T48">]);</text:span></text:p>
      <text:p text:style-name="P77"><text:span text:style-name="T28">return</text:span><text:span text:style-name="T48"> </text:span><text:span text:style-name="T10">new</text:span><text:span text:style-name="T48"> </text:span><text:span text:style-name="T29">Response</text:span><text:span text:style-name="T48">(</text:span><text:span text:style-name="T18">$html</text:span><text:span text:style-name="T48">);</text:span></text:p>
      <text:p text:style-name="P11">}</text:p>
      <text:p text:style-name="P51"><text:soft-page-break/>- <text:span text:style-name="T89">créer le fichier src/templates/hello,html,twig , avec ce contenu ⇒</text:span></text:p>
      <text:p text:style-name="P51"/>
      <text:p text:style-name="P87"><text:span text:style-name="T90">&lt;!</text:span>DOCTYPE html<text:span text:style-name="T90">&gt;</text:span></text:p>
      <text:p text:style-name="P77"><text:span text:style-name="T90">&lt;</text:span><text:span text:style-name="T10">html</text:span> <text:span text:style-name="T18">lang</text:span>=<text:span text:style-name="T24">"en"</text:span><text:span text:style-name="T90">&gt;</text:span></text:p>
      <text:p text:style-name="P77"><text:span text:style-name="T90">&lt;</text:span><text:span text:style-name="T10">head</text:span><text:span text:style-name="T90">&gt;</text:span></text:p>
      <text:p text:style-name="P77"><text:span text:style-name="T90">&lt;</text:span><text:span text:style-name="T10">meta</text:span> <text:span text:style-name="T18">charset</text:span>=<text:span text:style-name="T24">"UTF-8"</text:span><text:span text:style-name="T90">&gt;</text:span></text:p>
      <text:p text:style-name="P77"><text:span text:style-name="T90">&lt;</text:span><text:span text:style-name="T10">meta</text:span> <text:span text:style-name="T18">name</text:span>=<text:span text:style-name="T24">"viewport"</text:span> <text:span text:style-name="T18">content</text:span>=<text:span text:style-name="T24">"width=device-width, initial-scale=1.0"</text:span><text:span text:style-name="T90">&gt;</text:span></text:p>
      <text:p text:style-name="P77"><text:span text:style-name="T90">&lt;</text:span><text:span text:style-name="T10">title</text:span><text:span text:style-name="T90">&gt;</text:span>Salut !<text:span text:style-name="T90">&lt;/</text:span><text:span text:style-name="T10">title</text:span><text:span text:style-name="T90">&gt;</text:span></text:p>
      <text:p text:style-name="P77"><text:span text:style-name="T90">&lt;/</text:span><text:span text:style-name="T10">head</text:span><text:span text:style-name="T90">&gt;</text:span></text:p>
      <text:p text:style-name="P77"><text:span text:style-name="T90">&lt;</text:span><text:span text:style-name="T10">body</text:span><text:span text:style-name="T90">&gt;</text:span></text:p>
      <text:p text:style-name="P77"><text:span text:style-name="T90">&lt;</text:span><text:span text:style-name="T10">h1</text:span><text:span text:style-name="T90">&gt;</text:span>Hello {{ <text:span text:style-name="T18">prenom</text:span> }} !<text:span text:style-name="T90">&lt;/</text:span><text:span text:style-name="T10">h1</text:span><text:span text:style-name="T90">&gt;</text:span></text:p>
      <text:p text:style-name="P77"><text:span text:style-name="T90">&lt;/</text:span><text:span text:style-name="T10">body</text:span><text:span text:style-name="T90">&gt;</text:span></text:p>
      <text:p text:style-name="P77"><text:span text:style-name="T90">&lt;/</text:span><text:span text:style-name="T10">html</text:span><text:span text:style-name="T90">&gt;</text:span></text:p>
      <text:p text:style-name="P46"/>
      <text:p text:style-name="P46"/>
      <text:p text:style-name="P46"/>
      <text:h text:style-name="P66" text:outline-level="1">Twig : Les tags et les filtres</text:h>
      <text:p text:style-name="P48">Les notions de base voir ⇒ <text:a xlink:type="simple" xlink:href="https://twig.symfony.com/doc/3.x/" text:style-name="Internet_20_link" text:visited-style-name="Visited_20_Internet_20_Link">https://twig.symfony.com/doc/3.x/</text:a></text:p>
      <text:p text:style-name="P48">- dans le fichier src/Controller/HelloController.php , ajouter ce code ⇒</text:p>
      <text:p text:style-name="P24">/**</text:p>
      <text:p text:style-name="P21">* @Route("/hello/{prenom?World}", name="hello")</text:p>
      <text:p text:style-name="P21">*/</text:p>
      <text:p text:style-name="P77"><text:span text:style-name="T10">public</text:span><text:span text:style-name="T48"> </text:span><text:span text:style-name="T10">function</text:span><text:span text:style-name="T48"> </text:span><text:span text:style-name="T5">hello</text:span><text:span text:style-name="T48">(</text:span><text:span text:style-name="T18">$prenom</text:span><text:span text:style-name="T48">, </text:span><text:span text:style-name="T29">Environment</text:span><text:span text:style-name="T48"> </text:span><text:span text:style-name="T18">$twig</text:span><text:span text:style-name="T48">){</text:span></text:p>
      <text:p text:style-name="P77"><text:span text:style-name="T18">$html</text:span><text:span text:style-name="T48"> = </text:span><text:span text:style-name="T18">$twig</text:span><text:span text:style-name="T48">-&gt;</text:span><text:span text:style-name="T5">render</text:span><text:span text:style-name="T48">(</text:span><text:span text:style-name="T24">'hello.html.twig'</text:span><text:span text:style-name="T48">,</text:span></text:p>
      <text:p text:style-name="P77"><text:span text:style-name="T48">[ </text:span><text:span text:style-name="T24">'prenom'</text:span><text:span text:style-name="T48">=&gt;</text:span><text:span text:style-name="T18">$prenom</text:span><text:span text:style-name="T48">,</text:span></text:p>
      <text:p text:style-name="P77"><text:span text:style-name="T24">'age'</text:span><text:span text:style-name="T48"> =&gt; </text:span><text:span text:style-name="T34">12</text:span><text:span text:style-name="T48">,</text:span></text:p>
      <text:p text:style-name="P77"><text:span text:style-name="T24">'prenoms'</text:span><text:span text:style-name="T48"> =&gt; [</text:span></text:p>
      <text:p text:style-name="P77"><text:span text:style-name="T24">'Lior'</text:span><text:span text:style-name="T48">,</text:span></text:p>
      <text:p text:style-name="P77"><text:span text:style-name="T24">'Magali'</text:span><text:span text:style-name="T48">,</text:span></text:p>
      <text:p text:style-name="P101">'Elise'</text:p>
      <text:p text:style-name="P11">]</text:p>
      <text:p text:style-name="P11">]);</text:p>
      <text:p text:style-name="P77"><text:span text:style-name="T28">return</text:span><text:span text:style-name="T48"> </text:span><text:span text:style-name="T10">new</text:span><text:span text:style-name="T48"> </text:span><text:span text:style-name="T29">Response</text:span><text:span text:style-name="T48">(</text:span><text:span text:style-name="T18">$html</text:span><text:span text:style-name="T48">);</text:span></text:p>
      <text:p text:style-name="P11">}</text:p>
      <text:p text:style-name="P48"/>
      <text:p text:style-name="P48">- <text:span text:style-name="T91">dans le fichier templates/hello.html.twig , ajouter ce code ⇒</text:span></text:p>
      <text:p text:style-name="P88">{% <text:span text:style-name="T28">if</text:span> <text:span text:style-name="T18">age</text:span> <text:span text:style-name="T48">&gt;=</text:span> <text:span text:style-name="T34">18</text:span> %}</text:p>
      <text:p text:style-name="P77">Vous êtes un adulte</text:p>
      <text:p text:style-name="P77">{% <text:span text:style-name="T28">else</text:span> %}</text:p>
      <text:p text:style-name="P77">Vous êtes un enfant</text:p>
      <text:p text:style-name="P77">{% <text:span text:style-name="T28">endif</text:span> %}</text:p>
      <text:p text:style-name="P26"/>
      <text:p text:style-name="P77"><text:span text:style-name="T90">&lt;</text:span><text:span text:style-name="T10">ul</text:span><text:span text:style-name="T90">&gt;</text:span></text:p>
      <text:p text:style-name="P77">{% <text:span text:style-name="T28">for</text:span> <text:span text:style-name="T18">personne</text:span> <text:span text:style-name="T48">in</text:span> <text:span text:style-name="T18">prenoms</text:span> %}</text:p>
      <text:p text:style-name="P77"><text:span text:style-name="T90">&lt;</text:span><text:span text:style-name="T10">li</text:span><text:span text:style-name="T90">&gt;</text:span>{{ <text:span text:style-name="T18">personne</text:span> | <text:span text:style-name="T18">upper</text:span> }}<text:span text:style-name="T90">&lt;/</text:span><text:span text:style-name="T10">li</text:span><text:span text:style-name="T90">&gt;</text:span></text:p>
      <text:p text:style-name="P77">{% <text:span text:style-name="T28">endfor</text:span> %}</text:p>
      <text:p text:style-name="P77"><text:span text:style-name="T90">&lt;/</text:span><text:span text:style-name="T10">ul</text:span><text:span text:style-name="T90">&gt;</text:span></text:p>
      <text:p text:style-name="P26"/>
      <text:p text:style-name="P77"><text:span text:style-name="T90">&lt;</text:span><text:span text:style-name="T10">ul</text:span><text:span text:style-name="T90">&gt;</text:span></text:p>
      <text:p text:style-name="P77"><text:soft-page-break/>{% <text:span text:style-name="T28">for</text:span> <text:span text:style-name="T18">i</text:span> <text:span text:style-name="T48">in</text:span> <text:span text:style-name="T34">1</text:span><text:span text:style-name="T48">..</text:span><text:span text:style-name="T34">10</text:span> %}</text:p>
      <text:p text:style-name="P77"><text:span text:style-name="T90">&lt;</text:span><text:span text:style-name="T10">li</text:span><text:span text:style-name="T90">&gt;</text:span>Numéro {{ <text:span text:style-name="T18">i</text:span> }}<text:span text:style-name="T90">&lt;/</text:span><text:span text:style-name="T10">li</text:span><text:span text:style-name="T90">&gt;</text:span></text:p>
      <text:p text:style-name="P77">{% <text:span text:style-name="T28">endfor</text:span> %}</text:p>
      <text:p text:style-name="P77"><text:span text:style-name="T90">&lt;/</text:span><text:span text:style-name="T10">ul</text:span><text:span text:style-name="T90">&gt;</text:span></text:p>
      <text:p text:style-name="P48"/>
      <text:p text:style-name="P48"/>
      <text:h text:style-name="P69" text:outline-level="1">Exercice #01 : Boucle for et if</text:h>
      <text:p text:style-name="P48">-<text:span text:style-name="T92">ajouter ce code dans le fichier src/Controller/HelloController,php ⇒</text:span></text:p>
      <text:p text:style-name="P88"><text:span text:style-name="T10">public</text:span><text:span text:style-name="T48"> </text:span><text:span text:style-name="T10">function</text:span><text:span text:style-name="T48"> </text:span><text:span text:style-name="T5">hello</text:span><text:span text:style-name="T48">(</text:span><text:span text:style-name="T18">$prenom</text:span><text:span text:style-name="T48">, </text:span><text:span text:style-name="T29">Environment</text:span><text:span text:style-name="T48"> </text:span><text:span text:style-name="T18">$twig</text:span><text:span text:style-name="T48">){</text:span></text:p>
      <text:p text:style-name="P77"><text:span text:style-name="T18">$html</text:span><text:span text:style-name="T48"> = </text:span><text:span text:style-name="T18">$twig</text:span><text:span text:style-name="T48">-&gt;</text:span><text:span text:style-name="T5">render</text:span><text:span text:style-name="T48">(</text:span><text:span text:style-name="T24">'hello.html.twig'</text:span><text:span text:style-name="T48">,</text:span></text:p>
      <text:p text:style-name="P77"><text:span text:style-name="T48">[ </text:span><text:span text:style-name="T24">'prenom'</text:span><text:span text:style-name="T48">=&gt;</text:span><text:span text:style-name="T18">$prenom</text:span><text:span text:style-name="T48">,</text:span></text:p>
      <text:p text:style-name="P77"><text:span text:style-name="T24">'ages'</text:span><text:span text:style-name="T48"> =&gt; [</text:span></text:p>
      <text:p text:style-name="P77"><text:span text:style-name="T34">12</text:span><text:span text:style-name="T48">,</text:span></text:p>
      <text:p text:style-name="P77"><text:span text:style-name="T34">18</text:span><text:span text:style-name="T48">,</text:span></text:p>
      <text:p text:style-name="P77"><text:span text:style-name="T34">29</text:span><text:span text:style-name="T48">,</text:span></text:p>
      <text:p text:style-name="P102">15</text:p>
      <text:p text:style-name="P11">]</text:p>
      <text:p text:style-name="P11">]);</text:p>
      <text:p text:style-name="P77"><text:span text:style-name="T28">return</text:span><text:span text:style-name="T48"> </text:span><text:span text:style-name="T10">new</text:span><text:span text:style-name="T48"> </text:span><text:span text:style-name="T29">Response</text:span><text:span text:style-name="T48">(</text:span><text:span text:style-name="T18">$html</text:span><text:span text:style-name="T48">);</text:span></text:p>
      <text:p text:style-name="P11">}</text:p>
      <text:p text:style-name="P48">- <text:span text:style-name="T92">ajouter ce code dans le fichier templates/hello.html.twig ⇒</text:span></text:p>
      <text:p text:style-name="P88"><text:span text:style-name="T90">&lt;</text:span><text:span text:style-name="T10">ul</text:span><text:span text:style-name="T90">&gt;</text:span></text:p>
      <text:p text:style-name="P77">{% <text:span text:style-name="T28">for</text:span> <text:span text:style-name="T18">age</text:span> <text:span text:style-name="T48">in</text:span> <text:span text:style-name="T18">ages</text:span> %}</text:p>
      <text:p text:style-name="P77">{% <text:span text:style-name="T28">if</text:span> <text:span text:style-name="T18">age</text:span> <text:span text:style-name="T48">&gt;=</text:span> <text:span text:style-name="T34">18</text:span> %}</text:p>
      <text:p text:style-name="P77"><text:span text:style-name="T90">&lt;</text:span><text:span text:style-name="T10">li</text:span><text:span text:style-name="T90">&gt;</text:span>Adulte<text:span text:style-name="T90">&lt;/</text:span><text:span text:style-name="T10">li</text:span><text:span text:style-name="T90">&gt;</text:span></text:p>
      <text:p text:style-name="P77">{% <text:span text:style-name="T28">else</text:span> %}</text:p>
      <text:p text:style-name="P77"><text:span text:style-name="T90">&lt;</text:span><text:span text:style-name="T10">li</text:span><text:span text:style-name="T90">&gt;</text:span>Enfant<text:span text:style-name="T90">&lt;/</text:span><text:span text:style-name="T10">li</text:span><text:span text:style-name="T90">&gt;</text:span></text:p>
      <text:p text:style-name="P77">{% <text:span text:style-name="T28">endif</text:span> %}</text:p>
      <text:p text:style-name="P77">{% <text:span text:style-name="T28">endfor</text:span> %}</text:p>
      <text:p text:style-name="P77"><text:span text:style-name="T90">&lt;/</text:span><text:span text:style-name="T10">ul</text:span><text:span text:style-name="T90">&gt;</text:span></text:p>
      <text:p text:style-name="P48"/>
      <text:h text:style-name="P69" text:outline-level="1"/>
      <text:h text:style-name="P69" text:outline-level="1"/>
      <text:h text:style-name="P69" text:outline-level="1">Twig : Exploiter des tableaux associatifs ou des objets</text:h>
      <text:p text:style-name="P49">- ajouter ce code dans le fichier src/Controller/HelloController.php ⇒</text:p>
      <text:p text:style-name="P89"><text:span text:style-name="T10">public</text:span><text:span text:style-name="T48"> </text:span><text:span text:style-name="T10">function</text:span><text:span text:style-name="T48"> </text:span><text:span text:style-name="T5">hello</text:span><text:span text:style-name="T48">(</text:span><text:span text:style-name="T18">$prenom</text:span><text:span text:style-name="T48">, </text:span><text:span text:style-name="T29">Environment</text:span><text:span text:style-name="T48"> </text:span><text:span text:style-name="T18">$twig</text:span><text:span text:style-name="T48">){</text:span></text:p>
      <text:p text:style-name="P77"><text:span text:style-name="T18">$html</text:span><text:span text:style-name="T48"> = </text:span><text:span text:style-name="T18">$twig</text:span><text:span text:style-name="T48">-&gt;</text:span><text:span text:style-name="T5">render</text:span><text:span text:style-name="T48">(</text:span><text:span text:style-name="T24">'hello.html.twig'</text:span><text:span text:style-name="T48">,</text:span></text:p>
      <text:p text:style-name="P77"><text:span text:style-name="T48">[ </text:span><text:span text:style-name="T24">'prenom'</text:span><text:span text:style-name="T48">=&gt;</text:span><text:span text:style-name="T18">$prenom</text:span><text:span text:style-name="T48">,</text:span></text:p>
      <text:p text:style-name="P77"><text:span text:style-name="T24">'formateur'</text:span><text:span text:style-name="T48"> =&gt; [</text:span></text:p>
      <text:p text:style-name="P77"><text:span text:style-name="T24">'prenom'</text:span><text:span text:style-name="T48"> =&gt; </text:span><text:span text:style-name="T24">'Lior'</text:span><text:span text:style-name="T48">,</text:span></text:p>
      <text:p text:style-name="P77"><text:span text:style-name="T24">'nom'</text:span><text:span text:style-name="T48"> =&gt; </text:span><text:span text:style-name="T24">'Chamla'</text:span><text:span text:style-name="T48">,</text:span></text:p>
      <text:p text:style-name="P77"><text:span text:style-name="T24">'age'</text:span><text:span text:style-name="T48"> =&gt; </text:span><text:span text:style-name="T34">33</text:span></text:p>
      <text:p text:style-name="P11">]</text:p>
      <text:p text:style-name="P11">]);</text:p>
      <text:p text:style-name="P77"><text:span text:style-name="T28">return</text:span><text:span text:style-name="T48"> </text:span><text:span text:style-name="T10">new</text:span><text:span text:style-name="T48"> </text:span><text:span text:style-name="T29">Response</text:span><text:span text:style-name="T48">(</text:span><text:span text:style-name="T18">$html</text:span><text:span text:style-name="T48">);</text:span></text:p>
      <text:p text:style-name="P11"><text:soft-page-break/>}</text:p>
      <text:p text:style-name="P49">- ajouter ce code dans le fichier templates/hello.html.twig ⇒</text:p>
      <text:p text:style-name="P89"><text:span text:style-name="T90">&lt;</text:span><text:span text:style-name="T10">p</text:span><text:span text:style-name="T90">&gt;</text:span>Mon formateur s'appelle {{ <text:span text:style-name="T18">formateur</text:span>.<text:span text:style-name="T18">prenom</text:span> }} {{ <text:span text:style-name="T18">formateur</text:span>.<text:span text:style-name="T18">nom</text:span>}} et il a {{<text:span text:style-name="T18">formateur</text:span>.<text:span text:style-name="T18">age</text:span>}} ans ! <text:span text:style-name="T90">&lt;/</text:span><text:span text:style-name="T10">p</text:span><text:span text:style-name="T90">&gt;</text:span></text:p>
      <text:p text:style-name="P49"/>
      <text:p text:style-name="P49"/>
      <text:p text:style-name="P49"/>
      <text:p text:style-name="P49"/>
      <text:p text:style-name="P49"/>
      <text:h text:style-name="P70" text:outline-level="1">Twig : Héritage de templates et système de blocks</text:h>
      <text:p text:style-name="P49">- <text:span text:style-name="T93">ajouter ce code dans le fichier templates/Hello.html.twig ⇒</text:span></text:p>
      <text:p text:style-name="P89">{% <text:span text:style-name="T28">extends</text:span> <text:span text:style-name="T24">"base.html.twig"</text:span> %}</text:p>
      <text:p text:style-name="P26"/>
      <text:p text:style-name="P77">{% <text:span text:style-name="T28">block</text:span> <text:span text:style-name="T18">body</text:span> %}</text:p>
      <text:p text:style-name="P77"><text:span text:style-name="T90">&lt;</text:span><text:span text:style-name="T10">h1</text:span><text:span text:style-name="T90">&gt;</text:span>Hello {{<text:span text:style-name="T18">prenom</text:span>}} ! <text:span text:style-name="T90">&lt;/</text:span><text:span text:style-name="T10">h1</text:span><text:span text:style-name="T90">&gt;</text:span></text:p>
      <text:p text:style-name="P77">{% <text:span text:style-name="T28">endblock</text:span> %}</text:p>
      <text:p text:style-name="P26"/>
      <text:p text:style-name="P77">{% <text:span text:style-name="T28">block</text:span> <text:span text:style-name="T18">title</text:span> %}</text:p>
      <text:p text:style-name="P77">Hello {{ <text:span text:style-name="T18">prenom</text:span> }}</text:p>
      <text:p text:style-name="P77">{% <text:span text:style-name="T28">endblock</text:span> %}</text:p>
      <text:p text:style-name="P49"/>
      <text:p text:style-name="P49"/>
      <text:p text:style-name="P49"/>
      <text:h text:style-name="P70" text:outline-level="1">Twig : Inclusions de templates</text:h>
      <text:p text:style-name="P49">- <text:span text:style-name="T94">ajouter ce code dans le fichier src/Controller/HelloController.php ⇒</text:span></text:p>
      <text:p text:style-name="P89"><text:span text:style-name="T24">'formateur2'</text:span><text:span text:style-name="T48"> =&gt; [</text:span></text:p>
      <text:p text:style-name="P77"><text:span text:style-name="T24">'nom'</text:span><text:span text:style-name="T48"> =&gt; </text:span><text:span text:style-name="T24">'Jérome'</text:span><text:span text:style-name="T48">,</text:span></text:p>
      <text:p text:style-name="P77"><text:span text:style-name="T24">'prenom'</text:span><text:span text:style-name="T48"> =&gt; </text:span><text:span text:style-name="T24">'Duponot'</text:span></text:p>
      <text:p text:style-name="P11">]</text:p>
      <text:p text:style-name="P49">- <text:span text:style-name="T94">ajouter ce code dans le fichier templates/hello.html.twig ⇒</text:span></text:p>
      <text:p text:style-name="P89">{% <text:span text:style-name="T28">include</text:span> <text:span text:style-name="T24">"_formateur.html.twig"</text:span> <text:span text:style-name="T28">with</text:span> {<text:span text:style-name="T24">"formateur"</text:span>: <text:span text:style-name="T18">formateur1</text:span>} %}</text:p>
      <text:p text:style-name="P77">{% <text:span text:style-name="T28">include</text:span> <text:span text:style-name="T24">"_formateur.html.twig"</text:span> <text:span text:style-name="T28">with</text:span> {<text:span text:style-name="T24">"formateur"</text:span>: <text:span text:style-name="T18">formateur2</text:span>} %}</text:p>
      <text:p text:style-name="P49"/>
      <text:p text:style-name="P49">- <text:span text:style-name="T94">n’oublier pas de créer le fichier templates/_formateur.html.twig , avec ce contenu ⇒</text:span></text:p>
      <text:p text:style-name="P89"><text:span text:style-name="T90">&lt;</text:span><text:span text:style-name="T10">p</text:span><text:span text:style-name="T90">&gt;</text:span></text:p>
      <text:p text:style-name="P77"><text:span text:style-name="T90">&lt;</text:span><text:span text:style-name="T10">strong</text:span><text:span text:style-name="T90">&gt;</text:span> {{ <text:span text:style-name="T18">formateur</text:span>.<text:span text:style-name="T18">prenom</text:span> }}<text:span text:style-name="T90">&lt;/</text:span><text:span text:style-name="T10">strong</text:span><text:span text:style-name="T90">&gt;</text:span></text:p>
      <text:p text:style-name="P77">{{ <text:span text:style-name="T18">formateur</text:span>.<text:span text:style-name="T18">nom</text:span> }}</text:p>
      <text:p text:style-name="P77"><text:span text:style-name="T90">&lt;/</text:span><text:span text:style-name="T10">p</text:span><text:span text:style-name="T90">&gt;</text:span></text:p>
      <text:p text:style-name="P49"/>
      <text:p text:style-name="P49"/>
      <text:p text:style-name="P49"/>
      <text:h text:style-name="P70" text:outline-level="1">Découverte de la classe AbstractController</text:h>
      <text:p text:style-name="P50">- <text:span text:style-name="T95">utilisation de la fonction render de la fichier AbstractController</text:span></text:p>
      <text:p text:style-name="P50">- <text:span text:style-name="T95">ajouter ce code dans le fichier src/Controller/HelloController,php ⇒</text:span></text:p>
      <text:p text:style-name="P25">/**</text:p>
      <text:p text:style-name="P21">* @Route("/example", name="example")</text:p>
      <text:p text:style-name="P21"><text:soft-page-break/>*/</text:p>
      <text:p text:style-name="P77"><text:span text:style-name="T10">public</text:span><text:span text:style-name="T48"> </text:span><text:span text:style-name="T10">function</text:span><text:span text:style-name="T48"> </text:span><text:span text:style-name="T5">example</text:span><text:span text:style-name="T48">()</text:span></text:p>
      <text:p text:style-name="P11">{</text:p>
      <text:p text:style-name="P77"><text:span text:style-name="T28">return</text:span><text:span text:style-name="T48"> </text:span><text:span text:style-name="T10">$this</text:span><text:span text:style-name="T48">-&gt;</text:span><text:span text:style-name="T5">render</text:span><text:span text:style-name="T48">(</text:span><text:span text:style-name="T24">'example.html.twig'</text:span><text:span text:style-name="T48">, [</text:span></text:p>
      <text:p text:style-name="P77"><text:span text:style-name="T24">'age'</text:span><text:span text:style-name="T48"> =&gt; </text:span><text:span text:style-name="T34">35</text:span></text:p>
      <text:p text:style-name="P11">]);</text:p>
      <text:p text:style-name="P11">}</text:p>
      <text:p text:style-name="P52">- créer le fichier example,html,twig avec ce code ⇒</text:p>
      <text:p text:style-name="P90">{% <text:span text:style-name="T28">extends</text:span> <text:span text:style-name="T24">"base.html.twig"</text:span> %}</text:p>
      <text:p text:style-name="P26"/>
      <text:p text:style-name="P77">{% <text:span text:style-name="T28">block</text:span> <text:span text:style-name="T18">body</text:span> %}</text:p>
      <text:p text:style-name="P77">Votre age est {{ <text:span text:style-name="T18">age</text:span> }}</text:p>
      <text:p text:style-name="P77">{% <text:span text:style-name="T28">endblock</text:span> %}</text:p>
      <text:p text:style-name="P52"/>
      <text:p text:style-name="P52"/>
      <text:h text:style-name="P71" text:outline-level="1">Twig : créons ensemble la page d'accueil du site</text:h>
      <text:p text:style-name="P109">- <text:span text:style-name="T96">créer le fichier src/Controller/HomeController,php ⇒</text:span></text:p>
      <text:p text:style-name="P105">&lt;?php</text:p>
      <text:p text:style-name="P26"/>
      <text:p text:style-name="P77"><text:span text:style-name="T10">namespace</text:span><text:span text:style-name="T48"> </text:span><text:span text:style-name="T29">App\Controller</text:span><text:span text:style-name="T48">;</text:span></text:p>
      <text:p text:style-name="P26"/>
      <text:p text:style-name="P77"><text:span text:style-name="T10">use</text:span><text:span text:style-name="T48"> Symfony\Bundle\FrameworkBundle\Controller\</text:span><text:span text:style-name="T29">AbstractController</text:span><text:span text:style-name="T48">;</text:span></text:p>
      <text:p text:style-name="P77"><text:span text:style-name="T10">use</text:span><text:span text:style-name="T48"> Symfony\Component\Routing\Annotation\</text:span><text:span text:style-name="T29">Route</text:span><text:span text:style-name="T48">;</text:span></text:p>
      <text:p text:style-name="P26"/>
      <text:p text:style-name="P77"><text:span text:style-name="T10">class</text:span><text:span text:style-name="T48"> </text:span><text:span text:style-name="T29">HomeController</text:span><text:span text:style-name="T48"> </text:span><text:span text:style-name="T10">extends</text:span><text:span text:style-name="T48"> </text:span><text:span text:style-name="T29">AbstractController</text:span><text:span text:style-name="T48"> {</text:span></text:p>
      <text:p text:style-name="P26"/>
      <text:p text:style-name="P21">/**</text:p>
      <text:p text:style-name="P21">* @Route("/", name="homepage")</text:p>
      <text:p text:style-name="P21">*/</text:p>
      <text:p text:style-name="P77"><text:span text:style-name="T10">public</text:span><text:span text:style-name="T48"> </text:span><text:span text:style-name="T10">function</text:span><text:span text:style-name="T48"> </text:span><text:span text:style-name="T5">homepage</text:span><text:span text:style-name="T48">(){</text:span></text:p>
      <text:p text:style-name="P26"/>
      <text:p text:style-name="P77"><text:span text:style-name="T28">return</text:span><text:span text:style-name="T48"> </text:span><text:span text:style-name="T10">$this</text:span><text:span text:style-name="T48">-&gt;</text:span><text:span text:style-name="T5">render</text:span><text:span text:style-name="T48">(</text:span><text:span text:style-name="T24">'home.html.twig'</text:span><text:span text:style-name="T48">);</text:span></text:p>
      <text:p text:style-name="P11">}</text:p>
      <text:p text:style-name="P11">}</text:p>
      <text:p text:style-name="P109">- <text:span text:style-name="T96">créer le fichier templates/home,html,twig avec ce contenu ⇒</text:span></text:p>
      <text:p text:style-name="P104">{% <text:span text:style-name="T28">extends</text:span> <text:span text:style-name="T24">"base.html.twig"</text:span> %}</text:p>
      <text:p text:style-name="P26"/>
      <text:p text:style-name="P77">{% <text:span text:style-name="T28">block</text:span> <text:span text:style-name="T18">body</text:span> %}</text:p>
      <text:p text:style-name="P77"><text:span text:style-name="T90">&lt;</text:span><text:span text:style-name="T10">div</text:span> <text:span text:style-name="T18">class</text:span>=<text:span text:style-name="T24">"container"</text:span><text:span text:style-name="T90">&gt;</text:span></text:p>
      <text:p text:style-name="P77"><text:span text:style-name="T90">&lt;</text:span><text:span text:style-name="T10">h1</text:span><text:span text:style-name="T90">&gt;</text:span>Nos produits phares<text:span text:style-name="T90">&lt;/</text:span><text:span text:style-name="T10">h1</text:span><text:span text:style-name="T90">&gt;</text:span></text:p>
      <text:p text:style-name="P77"><text:span text:style-name="T90">&lt;</text:span><text:span text:style-name="T10">div</text:span> <text:span text:style-name="T18">class</text:span>=<text:span text:style-name="T24">"row"</text:span><text:span text:style-name="T90">&gt;</text:span></text:p>
      <text:p text:style-name="P77">{% <text:span text:style-name="T28">for</text:span> <text:span text:style-name="T18">i</text:span> <text:span text:style-name="T48">in</text:span> <text:span text:style-name="T34">1</text:span><text:span text:style-name="T48">..</text:span><text:span text:style-name="T34">3</text:span> %}</text:p>
      <text:p text:style-name="P77"><text:span text:style-name="T90">&lt;</text:span><text:span text:style-name="T10">div</text:span> <text:span text:style-name="T18">class</text:span>=<text:span text:style-name="T24">"col"</text:span><text:span text:style-name="T90">&gt;</text:span></text:p>
      <text:p text:style-name="P77"><text:span text:style-name="T90">&lt;</text:span><text:span text:style-name="T10">div</text:span> <text:span text:style-name="T18">class</text:span>=<text:span text:style-name="T24">"card"</text:span><text:span text:style-name="T90">&gt;</text:span></text:p>
      <text:p text:style-name="P77"><text:span text:style-name="T90">&lt;</text:span><text:span text:style-name="T10">img</text:span> <text:span text:style-name="T18">src</text:span>=<text:span text:style-name="T24">"https://picsum.photos/400/400"</text:span> <text:span text:style-name="T18">class</text:span>=<text:span text:style-name="T24">"img-fluid"</text:span> <text:span text:style-name="T18">alt</text:span>=<text:span text:style-name="T24">"Image du produit"</text:span> <text:span text:style-name="T90">&gt;</text:span></text:p>
      <text:p text:style-name="P77"><text:span text:style-name="T90">&lt;</text:span><text:span text:style-name="T10">div</text:span> <text:span text:style-name="T18">class</text:span>=<text:span text:style-name="T24">"card-body"</text:span><text:span text:style-name="T90">&gt;</text:span></text:p>
      <text:p text:style-name="P77"><text:soft-page-break/><text:span text:style-name="T90">&lt;</text:span><text:span text:style-name="T10">h4</text:span> <text:span text:style-name="T18">class</text:span>=<text:span text:style-name="T24">"card-title"</text:span><text:span text:style-name="T90">&gt;</text:span>Superbe Chaise en Bois<text:span text:style-name="T90">&lt;/</text:span><text:span text:style-name="T10">h4</text:span><text:span text:style-name="T90">&gt;</text:span></text:p>
      <text:p text:style-name="P77"><text:span text:style-name="T90">&lt;</text:span><text:span text:style-name="T10">p</text:span> <text:span text:style-name="T18">class</text:span>=<text:span text:style-name="T24">"card-text"</text:span><text:span text:style-name="T90">&gt;</text:span>Lorem ipsum, dolor sit amet consectetur adipisicing elit. Blanditiis, sapiente tenetur consequatur quia, repellendus excepturi repudiandae laboriosam ab quidem, incidunt totam ipsum voluptas doloremque. Ex id sed distinctio exercitationem dolores!<text:span text:style-name="T90">&lt;/</text:span><text:span text:style-name="T10">p</text:span><text:span text:style-name="T90">&gt;</text:span></text:p>
      <text:p text:style-name="P77"><text:span text:style-name="T90">&lt;</text:span><text:span text:style-name="T10">a</text:span> <text:span text:style-name="T18">href</text:span>=<text:span text:style-name="T24">"#"</text:span> <text:span text:style-name="T18">class</text:span>=<text:span text:style-name="T24">"btn btn-primary btn-sm"</text:span><text:span text:style-name="T90">&gt;</text:span>Détails<text:span text:style-name="T90">&lt;/</text:span><text:span text:style-name="T10">a</text:span><text:span text:style-name="T90">&gt;</text:span></text:p>
      <text:p text:style-name="P77"><text:span text:style-name="T90">&lt;</text:span><text:span text:style-name="T10">a</text:span> <text:span text:style-name="T18">href</text:span>=<text:span text:style-name="T24">"#"</text:span> <text:span text:style-name="T18">class</text:span>=<text:span text:style-name="T24">"btn btn-success btn-sm"</text:span><text:span text:style-name="T90">&gt;</text:span>Ajouter<text:span text:style-name="T90">&lt;/</text:span><text:span text:style-name="T10">a</text:span><text:span text:style-name="T90">&gt;</text:span></text:p>
      <text:p text:style-name="P77"><text:span text:style-name="T90">&lt;/</text:span><text:span text:style-name="T10">div</text:span><text:span text:style-name="T90">&gt;</text:span></text:p>
      <text:p text:style-name="P77"><text:span text:style-name="T90">&lt;/</text:span><text:span text:style-name="T10">div</text:span><text:span text:style-name="T90">&gt;</text:span></text:p>
      <text:p text:style-name="P77"><text:span text:style-name="T90">&lt;/</text:span><text:span text:style-name="T10">div</text:span><text:span text:style-name="T90">&gt;</text:span></text:p>
      <text:p text:style-name="P77">{% <text:span text:style-name="T28">endfor</text:span> %}</text:p>
      <text:p text:style-name="P77"><text:span text:style-name="T90">&lt;/</text:span><text:span text:style-name="T10">div</text:span><text:span text:style-name="T90">&gt;</text:span></text:p>
      <text:p text:style-name="P77"><text:span text:style-name="T90">&lt;</text:span><text:span text:style-name="T10">hr</text:span><text:span text:style-name="T90">&gt;</text:span></text:p>
      <text:p text:style-name="P26"/>
      <text:p text:style-name="P77"><text:span text:style-name="T90">&lt;</text:span><text:span text:style-name="T10">h2</text:span><text:span text:style-name="T90">&gt;</text:span>Un service irreporchable<text:span text:style-name="T90">&lt;/</text:span><text:span text:style-name="T10">h2</text:span><text:span text:style-name="T90">&gt;</text:span></text:p>
      <text:p text:style-name="P77"><text:span text:style-name="T90">&lt;</text:span><text:span text:style-name="T10">p</text:span><text:span text:style-name="T90">&gt;</text:span>Lorem ipsum dolor sit amet consectetur, adipisicing elit. Voluptates suscipit est necessitatibus doloribus tempore id.<text:span text:style-name="T90">&lt;/</text:span><text:span text:style-name="T10">p</text:span><text:span text:style-name="T90">&gt;</text:span></text:p>
      <text:p text:style-name="P26"/>
      <text:p text:style-name="P77"><text:span text:style-name="T90">&lt;</text:span><text:span text:style-name="T10">div</text:span> <text:span text:style-name="T18">class</text:span>=<text:span text:style-name="T24">"row"</text:span><text:span text:style-name="T90">&gt;</text:span></text:p>
      <text:p text:style-name="P77">{% <text:span text:style-name="T28">include</text:span> <text:span text:style-name="T24">"shared/_assurance.html.twig"</text:span> <text:span text:style-name="T28">with</text:span> {</text:p>
      <text:p text:style-name="P77"><text:span text:style-name="T24">'color'</text:span>: <text:span text:style-name="T24">'primary'</text:span>,</text:p>
      <text:p text:style-name="P77"><text:span text:style-name="T24">'icone'</text:span>: <text:span text:style-name="T24">'fas fa-truck'</text:span>,</text:p>
      <text:p text:style-name="P77"><text:span text:style-name="T24">'text'</text:span>: <text:span text:style-name="T24">"Lorem ipsum dolor sit amet consectetur adipisicing elit. Ad voluptatem eius enim nostrum quas tempore?"</text:span></text:p>
      <text:p text:style-name="P77">}</text:p>
      <text:p text:style-name="P77">%}</text:p>
      <text:p text:style-name="P77">{% <text:span text:style-name="T28">include</text:span> <text:span text:style-name="T24">"shared/_assurance.html.twig"</text:span> <text:span text:style-name="T28">with</text:span> {</text:p>
      <text:p text:style-name="P77"><text:span text:style-name="T24">'color'</text:span>: <text:span text:style-name="T24">'success'</text:span>,</text:p>
      <text:p text:style-name="P77"><text:span text:style-name="T24">'icone'</text:span>: <text:span text:style-name="T24">'fas fa-check'</text:span>,</text:p>
      <text:p text:style-name="P77"><text:span text:style-name="T24">'text'</text:span>: <text:span text:style-name="T24">"Lorem ipsum dolor sit amet consectetur adipisicing elit. Ad voluptatem eius enim nostrum quas tempore?"</text:span></text:p>
      <text:p text:style-name="P77">}</text:p>
      <text:p text:style-name="P77">%}</text:p>
      <text:p text:style-name="P77">{% <text:span text:style-name="T28">include</text:span> <text:span text:style-name="T24">"shared/_assurance.html.twig"</text:span> <text:span text:style-name="T28">with</text:span> {</text:p>
      <text:p text:style-name="P77"><text:span text:style-name="T24">'color'</text:span>: <text:span text:style-name="T24">'warning'</text:span>,</text:p>
      <text:p text:style-name="P77"><text:span text:style-name="T24">'icone'</text:span>: <text:span text:style-name="T24">'fas fa-lock'</text:span>,</text:p>
      <text:p text:style-name="P77"><text:span text:style-name="T24">'text'</text:span>: <text:span text:style-name="T24">"Lorem ipsum dolor sit amet consectetur adipisicing elit. Ad voluptatem eius enim nostrum quas tempore?"</text:span></text:p>
      <text:p text:style-name="P77">}</text:p>
      <text:p text:style-name="P77">%}</text:p>
      <text:p text:style-name="P77"><text:span text:style-name="T90">&lt;/</text:span><text:span text:style-name="T10">div</text:span><text:span text:style-name="T90">&gt;</text:span></text:p>
      <text:p text:style-name="P77"><text:span text:style-name="T90">&lt;/</text:span><text:span text:style-name="T10">div</text:span><text:span text:style-name="T90">&gt;</text:span></text:p>
      <text:p text:style-name="P77">{% <text:span text:style-name="T28">endblock</text:span> %}</text:p>
      <text:p text:style-name="P26"/>
      <text:p text:style-name="P77">{% <text:span text:style-name="T28">block</text:span> <text:span text:style-name="T18">title</text:span> %}</text:p>
      <text:p text:style-name="P77">Accueil</text:p>
      <text:p text:style-name="P77">{% <text:span text:style-name="T28">endblock</text:span> %}</text:p>
      <text:p text:style-name="P109"/>
      <text:p text:style-name="P109">- <text:span text:style-name="T96">créer le fichier src/shared/_assurance,html,twig avec ce contenu ⇒</text:span></text:p>
      <text:p text:style-name="P104"><text:span text:style-name="T90">&lt;</text:span><text:span text:style-name="T10">div</text:span> <text:span text:style-name="T18">class</text:span>=<text:span text:style-name="T24">"col"</text:span><text:span text:style-name="T90">&gt;</text:span></text:p>
      <text:p text:style-name="P77"><text:soft-page-break/><text:span text:style-name="T90">&lt;</text:span><text:span text:style-name="T10">div</text:span> <text:span text:style-name="T18">class</text:span>=<text:span text:style-name="T24">"card bg-{{</text:span><text:span text:style-name="T18">color</text:span><text:span text:style-name="T24"> }} text-white text-center"</text:span><text:span text:style-name="T90">&gt;</text:span></text:p>
      <text:p text:style-name="P77"><text:span text:style-name="T90">&lt;</text:span><text:span text:style-name="T10">div</text:span> <text:span text:style-name="T18">class</text:span>=<text:span text:style-name="T24">"card-body"</text:span><text:span text:style-name="T90">&gt;</text:span></text:p>
      <text:p text:style-name="P77"><text:span text:style-name="T90">&lt;</text:span><text:span text:style-name="T10">i</text:span> <text:span text:style-name="T18">class</text:span>=<text:span text:style-name="T24">"{{</text:span><text:span text:style-name="T18">icone</text:span><text:span text:style-name="T24">}} fa-2x mb-3"</text:span><text:span text:style-name="T90">&gt;&lt;/</text:span><text:span text:style-name="T10">i</text:span><text:span text:style-name="T90">&gt;</text:span></text:p>
      <text:p text:style-name="P77"><text:span text:style-name="T90">&lt;</text:span><text:span text:style-name="T10">p</text:span> <text:span text:style-name="T18">class</text:span>=<text:span text:style-name="T24">"card-text"</text:span><text:span text:style-name="T90">&gt;</text:span>{{ <text:span text:style-name="T18">text</text:span> }}<text:span text:style-name="T90">&lt;/</text:span><text:span text:style-name="T10">p</text:span><text:span text:style-name="T90">&gt;</text:span></text:p>
      <text:p text:style-name="P77"><text:span text:style-name="T90">&lt;/</text:span><text:span text:style-name="T10">div</text:span><text:span text:style-name="T90">&gt;</text:span></text:p>
      <text:p text:style-name="P77"><text:span text:style-name="T90">&lt;/</text:span><text:span text:style-name="T10">div</text:span><text:span text:style-name="T90">&gt;</text:span></text:p>
      <text:p text:style-name="P77"><text:span text:style-name="T90">&lt;/</text:span><text:span text:style-name="T10">div</text:span><text:span text:style-name="T90">&gt;</text:span></text:p>
      <text:p text:style-name="P109"/>
      <text:p text:style-name="P109"/>
      <text:p text:style-name="P10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family-monospace" svg:font-family="'var font-family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4:02:19.092118325</meta:creation-date>
    <dc:date>2024-07-10T15:20:19.930267740</dc:date>
    <meta:editing-duration>PT14H32M8S</meta:editing-duration>
    <meta:editing-cycles>146</meta:editing-cycles>
    <meta:generator>LibreOffice/7.3.7.2$Linux_X86_64 LibreOffice_project/30$Build-2</meta:generator>
    <meta:document-statistic meta:table-count="0" meta:image-count="0" meta:object-count="0" meta:page-count="16" meta:paragraph-count="479" meta:word-count="1929" meta:character-count="14271" meta:non-whitespace-character-count="12809"/>
  </office:meta>
</office:document-meta>
</file>